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2.813cm" svg:y="0.1cm">
            <draw:object draw:notify-on-update-of-ranges="Arkusz1.A1:Arkusz1.A1001 Arkusz1.B1:Arkusz1.B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375" calcext:value-type="float">
            <text:p>40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78" calcext:value-type="float">
            <text:p>84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848" calcext:value-type="float">
            <text:p>784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6920" calcext:value-type="float">
            <text:p>3692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248" calcext:value-type="float">
            <text:p>924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489" calcext:value-type="float">
            <text:p>948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289" calcext:value-type="float">
            <text:p>928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2171" calcext:value-type="float">
            <text:p>1021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1741" calcext:value-type="float">
            <text:p>1174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0956" calcext:value-type="float">
            <text:p>2095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268" calcext:value-type="float">
            <text:p>1026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361" calcext:value-type="float">
            <text:p>1036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745" calcext:value-type="float">
            <text:p>1074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9001" calcext:value-type="float">
            <text:p>1900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3263" calcext:value-type="float">
            <text:p>6326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75" calcext:value-type="float">
            <text:p>1107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983" calcext:value-type="float">
            <text:p>1098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1148" calcext:value-type="float">
            <text:p>1114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1091" calcext:value-type="float">
            <text:p>1109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206" calcext:value-type="float">
            <text:p>1120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487" calcext:value-type="float">
            <text:p>1148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1675" calcext:value-type="float">
            <text:p>1167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3761" calcext:value-type="float">
            <text:p>1376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1524" calcext:value-type="float">
            <text:p>1152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0611" calcext:value-type="float">
            <text:p>6061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1791" calcext:value-type="float">
            <text:p>1179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072" calcext:value-type="float">
            <text:p>1207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143" calcext:value-type="float">
            <text:p>1214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160" calcext:value-type="float">
            <text:p>1216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190" calcext:value-type="float">
            <text:p>1219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118" calcext:value-type="float">
            <text:p>121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353" calcext:value-type="float">
            <text:p>123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282" calcext:value-type="float">
            <text:p>1428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7147" calcext:value-type="float">
            <text:p>12714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572" calcext:value-type="float">
            <text:p>1257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569" calcext:value-type="float">
            <text:p>1256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542" calcext:value-type="float">
            <text:p>1254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3959" calcext:value-type="float">
            <text:p>1395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3780" calcext:value-type="float">
            <text:p>1378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08" calcext:value-type="float">
            <text:p>1280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34" calcext:value-type="float">
            <text:p>12834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942" calcext:value-type="float">
            <text:p>1294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7368" calcext:value-type="float">
            <text:p>6736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916" calcext:value-type="float">
            <text:p>1291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933" calcext:value-type="float">
            <text:p>1293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3004" calcext:value-type="float">
            <text:p>1300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3188" calcext:value-type="float">
            <text:p>1318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462" calcext:value-type="float">
            <text:p>2046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137" calcext:value-type="float">
            <text:p>1313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5458" calcext:value-type="float">
            <text:p>1545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3270" calcext:value-type="float">
            <text:p>1327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3359" calcext:value-type="float">
            <text:p>1335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3528" calcext:value-type="float">
            <text:p>1352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3379" calcext:value-type="float">
            <text:p>1337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3402" calcext:value-type="float">
            <text:p>1340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3457" calcext:value-type="float">
            <text:p>1345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3587" calcext:value-type="float">
            <text:p>1358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3609" calcext:value-type="float">
            <text:p>136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472" calcext:value-type="float">
            <text:p>1347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3615" calcext:value-type="float">
            <text:p>1361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3814" calcext:value-type="float">
            <text:p>1381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3803" calcext:value-type="float">
            <text:p>1380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3782" calcext:value-type="float">
            <text:p>1378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3932" calcext:value-type="float">
            <text:p>1393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3881" calcext:value-type="float">
            <text:p>1388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4178" calcext:value-type="float">
            <text:p>141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978" calcext:value-type="float">
            <text:p>1397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4163" calcext:value-type="float">
            <text:p>1416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4203" calcext:value-type="float">
            <text:p>1420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4098" calcext:value-type="float">
            <text:p>14098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4326" calcext:value-type="float">
            <text:p>1432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4189" calcext:value-type="float">
            <text:p>1418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4217" calcext:value-type="float">
            <text:p>1421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3157" calcext:value-type="float">
            <text:p>1315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4383" calcext:value-type="float">
            <text:p>1438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539" calcext:value-type="float">
            <text:p>16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1455" calcext:value-type="float">
            <text:p>2145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4701" calcext:value-type="float">
            <text:p>1470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4443" calcext:value-type="float">
            <text:p>1444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4716" calcext:value-type="float">
            <text:p>1471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4545" calcext:value-type="float">
            <text:p>1454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4802" calcext:value-type="float">
            <text:p>1480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593" calcext:value-type="float">
            <text:p>1459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4690" calcext:value-type="float">
            <text:p>1469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5023" calcext:value-type="float">
            <text:p>1502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5114" calcext:value-type="float">
            <text:p>1511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097" calcext:value-type="float">
            <text:p>1509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4995" calcext:value-type="float">
            <text:p>1499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5041" calcext:value-type="float">
            <text:p>15041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5204" calcext:value-type="float">
            <text:p>152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47" calcext:value-type="float">
            <text:p>1504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5257" calcext:value-type="float">
            <text:p>1525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5609" calcext:value-type="float">
            <text:p>1560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656" calcext:value-type="float">
            <text:p>1565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1775" calcext:value-type="float">
            <text:p>4177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5526" calcext:value-type="float">
            <text:p>1552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5507" calcext:value-type="float">
            <text:p>1550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115" calcext:value-type="float">
            <text:p>1611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097" calcext:value-type="float">
            <text:p>1609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964" calcext:value-type="float">
            <text:p>15964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109" calcext:value-type="float">
            <text:p>1610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534" calcext:value-type="float">
            <text:p>1553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976" calcext:value-type="float">
            <text:p>15976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965" calcext:value-type="float">
            <text:p>1596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5862" calcext:value-type="float">
            <text:p>1586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2036" calcext:value-type="float">
            <text:p>4203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122" calcext:value-type="float">
            <text:p>1612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094" calcext:value-type="float">
            <text:p>16094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962" calcext:value-type="float">
            <text:p>1596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402" calcext:value-type="float">
            <text:p>1640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432" calcext:value-type="float">
            <text:p>1643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420" calcext:value-type="float">
            <text:p>1642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627" calcext:value-type="float">
            <text:p>1662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526" calcext:value-type="float">
            <text:p>1652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559" calcext:value-type="float">
            <text:p>1655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2614" calcext:value-type="float">
            <text:p>2261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530" calcext:value-type="float">
            <text:p>1653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468" calcext:value-type="float">
            <text:p>1646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3148" calcext:value-type="float">
            <text:p>23148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873" calcext:value-type="float">
            <text:p>1687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8172" calcext:value-type="float">
            <text:p>1817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120" calcext:value-type="float">
            <text:p>1612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224" calcext:value-type="float">
            <text:p>1722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7162" calcext:value-type="float">
            <text:p>17162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233" calcext:value-type="float">
            <text:p>1723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7199" calcext:value-type="float">
            <text:p>1719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7262" calcext:value-type="float">
            <text:p>1726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5942" calcext:value-type="float">
            <text:p>2594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7567" calcext:value-type="float">
            <text:p>1756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8896" calcext:value-type="float">
            <text:p>1889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9506" calcext:value-type="float">
            <text:p>69506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9142" calcext:value-type="float">
            <text:p>1914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7678" calcext:value-type="float">
            <text:p>1767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9127" calcext:value-type="float">
            <text:p>1912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769" calcext:value-type="float">
            <text:p>1776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7766" calcext:value-type="float">
            <text:p>17766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7162" calcext:value-type="float">
            <text:p>2716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8025" calcext:value-type="float">
            <text:p>1802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8001" calcext:value-type="float">
            <text:p>1800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059" calcext:value-type="float">
            <text:p>1805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8141" calcext:value-type="float">
            <text:p>1814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0216" calcext:value-type="float">
            <text:p>2021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8241" calcext:value-type="float">
            <text:p>18241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8221" calcext:value-type="float">
            <text:p>1822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9760" calcext:value-type="float">
            <text:p>1976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6534" calcext:value-type="float">
            <text:p>2653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8465" calcext:value-type="float">
            <text:p>1846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8436" calcext:value-type="float">
            <text:p>1843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8575" calcext:value-type="float">
            <text:p>1857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8597" calcext:value-type="float">
            <text:p>1859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8572" calcext:value-type="float">
            <text:p>18572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8844" calcext:value-type="float">
            <text:p>1884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8536" calcext:value-type="float">
            <text:p>1853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8455" calcext:value-type="float">
            <text:p>1845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8615" calcext:value-type="float">
            <text:p>1861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8670" calcext:value-type="float">
            <text:p>1867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8857" calcext:value-type="float">
            <text:p>1885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0375" calcext:value-type="float">
            <text:p>2037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45592" calcext:value-type="float">
            <text:p>4559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0874" calcext:value-type="float">
            <text:p>2087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9082" calcext:value-type="float">
            <text:p>1908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9531" calcext:value-type="float">
            <text:p>1953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1916" calcext:value-type="float">
            <text:p>21916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9528" calcext:value-type="float">
            <text:p>1952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836" calcext:value-type="float">
            <text:p>19836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9639" calcext:value-type="float">
            <text:p>19639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9744" calcext:value-type="float">
            <text:p>1974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0864" calcext:value-type="float">
            <text:p>20864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9549" calcext:value-type="float">
            <text:p>19549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5617" calcext:value-type="float">
            <text:p>2561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47714" calcext:value-type="float">
            <text:p>47714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9802" calcext:value-type="float">
            <text:p>1980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9953" calcext:value-type="float">
            <text:p>19953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0062" calcext:value-type="float">
            <text:p>2006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0281" calcext:value-type="float">
            <text:p>2028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8127" calcext:value-type="float">
            <text:p>28127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0120" calcext:value-type="float">
            <text:p>2012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342" calcext:value-type="float">
            <text:p>2034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0205" calcext:value-type="float">
            <text:p>2020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0488" calcext:value-type="float">
            <text:p>2048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0717" calcext:value-type="float">
            <text:p>2071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0513" calcext:value-type="float">
            <text:p>20513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0619" calcext:value-type="float">
            <text:p>2061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54131" calcext:value-type="float">
            <text:p>54131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0683" calcext:value-type="float">
            <text:p>20683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71939" calcext:value-type="float">
            <text:p>7193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588" calcext:value-type="float">
            <text:p>20588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0892" calcext:value-type="float">
            <text:p>2089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0949" calcext:value-type="float">
            <text:p>20949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72100" calcext:value-type="float">
            <text:p>7210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1044" calcext:value-type="float">
            <text:p>2104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0801" calcext:value-type="float">
            <text:p>2080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0981" calcext:value-type="float">
            <text:p>20981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1167" calcext:value-type="float">
            <text:p>21167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1138" calcext:value-type="float">
            <text:p>211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278" calcext:value-type="float">
            <text:p>21278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1172" calcext:value-type="float">
            <text:p>2117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1279" calcext:value-type="float">
            <text:p>2127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1564" calcext:value-type="float">
            <text:p>2156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1409" calcext:value-type="float">
            <text:p>2140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1411" calcext:value-type="float">
            <text:p>21411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6642" calcext:value-type="float">
            <text:p>26642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21467" calcext:value-type="float">
            <text:p>21467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1790" calcext:value-type="float">
            <text:p>2179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1609" calcext:value-type="float">
            <text:p>21609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28251" calcext:value-type="float">
            <text:p>2825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49462" calcext:value-type="float">
            <text:p>4946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2017" calcext:value-type="float">
            <text:p>22017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1828" calcext:value-type="float">
            <text:p>21828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8002" calcext:value-type="float">
            <text:p>2800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1992" calcext:value-type="float">
            <text:p>21992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2001" calcext:value-type="float">
            <text:p>2200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2155" calcext:value-type="float">
            <text:p>2215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2215" calcext:value-type="float">
            <text:p>2221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2052" calcext:value-type="float">
            <text:p>2205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2057" calcext:value-type="float">
            <text:p>2205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642" calcext:value-type="float">
            <text:p>3264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2362" calcext:value-type="float">
            <text:p>2236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2296" calcext:value-type="float">
            <text:p>2229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2437" calcext:value-type="float">
            <text:p>22437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22627" calcext:value-type="float">
            <text:p>2262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3954" calcext:value-type="float">
            <text:p>2395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2352" calcext:value-type="float">
            <text:p>2235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1923" calcext:value-type="float">
            <text:p>31923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2522" calcext:value-type="float">
            <text:p>2252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2874" calcext:value-type="float">
            <text:p>22874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2624" calcext:value-type="float">
            <text:p>2262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2664" calcext:value-type="float">
            <text:p>2266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2696" calcext:value-type="float">
            <text:p>2269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2901" calcext:value-type="float">
            <text:p>22901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2821" calcext:value-type="float">
            <text:p>2282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3178" calcext:value-type="float">
            <text:p>2317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2896" calcext:value-type="float">
            <text:p>22896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5887" calcext:value-type="float">
            <text:p>25887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23134" calcext:value-type="float">
            <text:p>23134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3218" calcext:value-type="float">
            <text:p>2321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23234" calcext:value-type="float">
            <text:p>23234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23140" calcext:value-type="float">
            <text:p>23140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3552" calcext:value-type="float">
            <text:p>23552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3228" calcext:value-type="float">
            <text:p>2322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3406" calcext:value-type="float">
            <text:p>23406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04762" calcext:value-type="float">
            <text:p>10476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3323" calcext:value-type="float">
            <text:p>23323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3520" calcext:value-type="float">
            <text:p>2352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3398" calcext:value-type="float">
            <text:p>23398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23609" calcext:value-type="float">
            <text:p>23609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3505" calcext:value-type="float">
            <text:p>2350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23708" calcext:value-type="float">
            <text:p>2370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3596" calcext:value-type="float">
            <text:p>23596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535" calcext:value-type="float">
            <text:p>3253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3840" calcext:value-type="float">
            <text:p>2384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3870" calcext:value-type="float">
            <text:p>2387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25006" calcext:value-type="float">
            <text:p>25006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24092" calcext:value-type="float">
            <text:p>24092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3853" calcext:value-type="float">
            <text:p>2385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4032" calcext:value-type="float">
            <text:p>2403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79481" calcext:value-type="float">
            <text:p>79481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24209" calcext:value-type="float">
            <text:p>24209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4257" calcext:value-type="float">
            <text:p>24257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24035" calcext:value-type="float">
            <text:p>2403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4287" calcext:value-type="float">
            <text:p>2428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4127" calcext:value-type="float">
            <text:p>2412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9647" calcext:value-type="float">
            <text:p>29647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4313" calcext:value-type="float">
            <text:p>2431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74739" calcext:value-type="float">
            <text:p>7473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4912" calcext:value-type="float">
            <text:p>24912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4471" calcext:value-type="float">
            <text:p>2447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4604" calcext:value-type="float">
            <text:p>24604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364" calcext:value-type="float">
            <text:p>3236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4530" calcext:value-type="float">
            <text:p>2453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24716" calcext:value-type="float">
            <text:p>2471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24836" calcext:value-type="float">
            <text:p>24836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4483" calcext:value-type="float">
            <text:p>24483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58352" calcext:value-type="float">
            <text:p>58352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27126" calcext:value-type="float">
            <text:p>27126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4952" calcext:value-type="float">
            <text:p>2495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5069" calcext:value-type="float">
            <text:p>2506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26443" calcext:value-type="float">
            <text:p>26443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5215" calcext:value-type="float">
            <text:p>2521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25725" calcext:value-type="float">
            <text:p>2572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5732" calcext:value-type="float">
            <text:p>25732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5180" calcext:value-type="float">
            <text:p>2518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5902" calcext:value-type="float">
            <text:p>25902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1803" calcext:value-type="float">
            <text:p>31803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5960" calcext:value-type="float">
            <text:p>2596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25744" calcext:value-type="float">
            <text:p>257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255" calcext:value-type="float">
            <text:p>25255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5562" calcext:value-type="float">
            <text:p>25562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5520" calcext:value-type="float">
            <text:p>25520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31307" calcext:value-type="float">
            <text:p>31307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9480" calcext:value-type="float">
            <text:p>29480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80629" calcext:value-type="float">
            <text:p>80629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8522" calcext:value-type="float">
            <text:p>28522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4700" calcext:value-type="float">
            <text:p>24700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4826" calcext:value-type="float">
            <text:p>24826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24834" calcext:value-type="float">
            <text:p>2483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4814" calcext:value-type="float">
            <text:p>24814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5011" calcext:value-type="float">
            <text:p>25011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4837" calcext:value-type="float">
            <text:p>24837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4913" calcext:value-type="float">
            <text:p>24913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27178" calcext:value-type="float">
            <text:p>27178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26762" calcext:value-type="float">
            <text:p>26762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26816" calcext:value-type="float">
            <text:p>26816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6285" calcext:value-type="float">
            <text:p>2628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6296" calcext:value-type="float">
            <text:p>2629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6379" calcext:value-type="float">
            <text:p>26379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26452" calcext:value-type="float">
            <text:p>26452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26814" calcext:value-type="float">
            <text:p>26814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33508" calcext:value-type="float">
            <text:p>33508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6506" calcext:value-type="float">
            <text:p>2650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6578" calcext:value-type="float">
            <text:p>26578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6622" calcext:value-type="float">
            <text:p>26622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26874" calcext:value-type="float">
            <text:p>26874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6744" calcext:value-type="float">
            <text:p>26744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26950" calcext:value-type="float">
            <text:p>2695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6964" calcext:value-type="float">
            <text:p>26964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26927" calcext:value-type="float">
            <text:p>26927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28389" calcext:value-type="float">
            <text:p>28389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85127" calcext:value-type="float">
            <text:p>85127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7065" calcext:value-type="float">
            <text:p>27065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27025" calcext:value-type="float">
            <text:p>27025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498" calcext:value-type="float">
            <text:p>27498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27099" calcext:value-type="float">
            <text:p>27099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27180" calcext:value-type="float">
            <text:p>27180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27106" calcext:value-type="float">
            <text:p>2710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7468" calcext:value-type="float">
            <text:p>27468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28552" calcext:value-type="float">
            <text:p>28552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27197" calcext:value-type="float">
            <text:p>27197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27623" calcext:value-type="float">
            <text:p>27623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27370" calcext:value-type="float">
            <text:p>27370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78392" calcext:value-type="float">
            <text:p>78392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6802" calcext:value-type="float">
            <text:p>26802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27203" calcext:value-type="float">
            <text:p>27203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7436" calcext:value-type="float">
            <text:p>27436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27521" calcext:value-type="float">
            <text:p>2752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7868" calcext:value-type="float">
            <text:p>27868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27672" calcext:value-type="float">
            <text:p>27672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7838" calcext:value-type="float">
            <text:p>27838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7797" calcext:value-type="float">
            <text:p>27797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7987" calcext:value-type="float">
            <text:p>27987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28048" calcext:value-type="float">
            <text:p>28048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28689" calcext:value-type="float">
            <text:p>28689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28628" calcext:value-type="float">
            <text:p>28628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28857" calcext:value-type="float">
            <text:p>2885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2692" calcext:value-type="float">
            <text:p>32692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27524" calcext:value-type="float">
            <text:p>27524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27956" calcext:value-type="float">
            <text:p>27956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28836" calcext:value-type="float">
            <text:p>28836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28009" calcext:value-type="float">
            <text:p>28009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28522" calcext:value-type="float">
            <text:p>28522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8139" calcext:value-type="float">
            <text:p>2813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30796" calcext:value-type="float">
            <text:p>30796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28388" calcext:value-type="float">
            <text:p>28388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28525" calcext:value-type="float">
            <text:p>2852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8341" calcext:value-type="float">
            <text:p>28341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34494" calcext:value-type="float">
            <text:p>34494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8941" calcext:value-type="float">
            <text:p>28941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28470" calcext:value-type="float">
            <text:p>28470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8765" calcext:value-type="float">
            <text:p>2876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8986" calcext:value-type="float">
            <text:p>28986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8779" calcext:value-type="float">
            <text:p>28779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28838" calcext:value-type="float">
            <text:p>28838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31177" calcext:value-type="float">
            <text:p>31177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29158" calcext:value-type="float">
            <text:p>2915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9003" calcext:value-type="float">
            <text:p>29003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79714" calcext:value-type="float">
            <text:p>79714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9063" calcext:value-type="float">
            <text:p>29063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29227" calcext:value-type="float">
            <text:p>29227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7556" calcext:value-type="float">
            <text:p>37556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29030" calcext:value-type="float">
            <text:p>29030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9602" calcext:value-type="float">
            <text:p>29602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42478" calcext:value-type="float">
            <text:p>42478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29458" calcext:value-type="float">
            <text:p>29458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29060" calcext:value-type="float">
            <text:p>2906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9465" calcext:value-type="float">
            <text:p>2946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33775" calcext:value-type="float">
            <text:p>33775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9576" calcext:value-type="float">
            <text:p>29576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29574" calcext:value-type="float">
            <text:p>29574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29553" calcext:value-type="float">
            <text:p>29553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34706" calcext:value-type="float">
            <text:p>34706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29718" calcext:value-type="float">
            <text:p>29718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29671" calcext:value-type="float">
            <text:p>29671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9716" calcext:value-type="float">
            <text:p>29716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29568" calcext:value-type="float">
            <text:p>2956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786" calcext:value-type="float">
            <text:p>29786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29835" calcext:value-type="float">
            <text:p>2983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9812" calcext:value-type="float">
            <text:p>29812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36934" calcext:value-type="float">
            <text:p>36934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28431" calcext:value-type="float">
            <text:p>28431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30002" calcext:value-type="float">
            <text:p>30002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30464" calcext:value-type="float">
            <text:p>30464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30207" calcext:value-type="float">
            <text:p>30207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30084" calcext:value-type="float">
            <text:p>3008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0419" calcext:value-type="float">
            <text:p>3041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30624" calcext:value-type="float">
            <text:p>30624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36346" calcext:value-type="float">
            <text:p>36346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29759" calcext:value-type="float">
            <text:p>29759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31791" calcext:value-type="float">
            <text:p>31791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28501" calcext:value-type="float">
            <text:p>28501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30761" calcext:value-type="float">
            <text:p>30761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30523" calcext:value-type="float">
            <text:p>30523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31977" calcext:value-type="float">
            <text:p>31977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32049" calcext:value-type="float">
            <text:p>3204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0701" calcext:value-type="float">
            <text:p>3070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31030" calcext:value-type="float">
            <text:p>3103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30686" calcext:value-type="float">
            <text:p>3068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30962" calcext:value-type="float">
            <text:p>30962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30838" calcext:value-type="float">
            <text:p>3083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2279" calcext:value-type="float">
            <text:p>32279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30785" calcext:value-type="float">
            <text:p>30785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32438" calcext:value-type="float">
            <text:p>32438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32401" calcext:value-type="float">
            <text:p>32401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31049" calcext:value-type="float">
            <text:p>310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1093" calcext:value-type="float">
            <text:p>31093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31156" calcext:value-type="float">
            <text:p>31156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33542" calcext:value-type="float">
            <text:p>33542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31410" calcext:value-type="float">
            <text:p>31410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37014" calcext:value-type="float">
            <text:p>37014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31888" calcext:value-type="float">
            <text:p>3188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31520" calcext:value-type="float">
            <text:p>31520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31459" calcext:value-type="float">
            <text:p>31459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31364" calcext:value-type="float">
            <text:p>31364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1486" calcext:value-type="float">
            <text:p>31486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31625" calcext:value-type="float">
            <text:p>3162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39041" calcext:value-type="float">
            <text:p>39041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37030" calcext:value-type="float">
            <text:p>37030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31542" calcext:value-type="float">
            <text:p>31542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31775" calcext:value-type="float">
            <text:p>31775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31743" calcext:value-type="float">
            <text:p>31743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32178" calcext:value-type="float">
            <text:p>32178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38912" calcext:value-type="float">
            <text:p>38912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421" calcext:value-type="float">
            <text:p>4042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7452" calcext:value-type="float">
            <text:p>37452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40722" calcext:value-type="float">
            <text:p>40722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31886" calcext:value-type="float">
            <text:p>31886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32191" calcext:value-type="float">
            <text:p>32191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32362" calcext:value-type="float">
            <text:p>32362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32481" calcext:value-type="float">
            <text:p>32481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38102" calcext:value-type="float">
            <text:p>38102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32102" calcext:value-type="float">
            <text:p>32102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32422" calcext:value-type="float">
            <text:p>32422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40163" calcext:value-type="float">
            <text:p>4016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6793" calcext:value-type="float">
            <text:p>46793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80287" calcext:value-type="float">
            <text:p>80287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32482" calcext:value-type="float">
            <text:p>32482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32427" calcext:value-type="float">
            <text:p>32427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34628" calcext:value-type="float">
            <text:p>34628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33846" calcext:value-type="float">
            <text:p>33846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42974" calcext:value-type="float">
            <text:p>42974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32622" calcext:value-type="float">
            <text:p>32622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32852" calcext:value-type="float">
            <text:p>32852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32796" calcext:value-type="float">
            <text:p>3279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4372" calcext:value-type="float">
            <text:p>34372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32728" calcext:value-type="float">
            <text:p>32728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32941" calcext:value-type="float">
            <text:p>32941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43047" calcext:value-type="float">
            <text:p>43047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33794" calcext:value-type="float">
            <text:p>33794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33493" calcext:value-type="float">
            <text:p>33493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33251" calcext:value-type="float">
            <text:p>33251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37988" calcext:value-type="float">
            <text:p>37988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53630" calcext:value-type="float">
            <text:p>53630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32625" calcext:value-type="float">
            <text:p>3262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2534" calcext:value-type="float">
            <text:p>42534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84158" calcext:value-type="float">
            <text:p>84158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33081" calcext:value-type="float">
            <text:p>33081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33504" calcext:value-type="float">
            <text:p>33504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33775" calcext:value-type="float">
            <text:p>33775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33381" calcext:value-type="float">
            <text:p>33381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33416" calcext:value-type="float">
            <text:p>33416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33774" calcext:value-type="float">
            <text:p>33774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33381" calcext:value-type="float">
            <text:p>33381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30767" calcext:value-type="float">
            <text:p>3076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3712" calcext:value-type="float">
            <text:p>33712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34444" calcext:value-type="float">
            <text:p>34444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33529" calcext:value-type="float">
            <text:p>33529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40247" calcext:value-type="float">
            <text:p>40247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33907" calcext:value-type="float">
            <text:p>33907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47701" calcext:value-type="float">
            <text:p>47701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34171" calcext:value-type="float">
            <text:p>34171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33918" calcext:value-type="float">
            <text:p>33918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33910" calcext:value-type="float">
            <text:p>33910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34202" calcext:value-type="float">
            <text:p>342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4168" calcext:value-type="float">
            <text:p>34168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34056" calcext:value-type="float">
            <text:p>34056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34285" calcext:value-type="float">
            <text:p>34285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24552" calcext:value-type="float">
            <text:p>24552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33603" calcext:value-type="float">
            <text:p>33603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33847" calcext:value-type="float">
            <text:p>33847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33829" calcext:value-type="float">
            <text:p>33829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00794" calcext:value-type="float">
            <text:p>100794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34466" calcext:value-type="float">
            <text:p>34466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34648" calcext:value-type="float">
            <text:p>3464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5143" calcext:value-type="float">
            <text:p>35143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45480" calcext:value-type="float">
            <text:p>45480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35280" calcext:value-type="float">
            <text:p>35280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86284" calcext:value-type="float">
            <text:p>86284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34998" calcext:value-type="float">
            <text:p>34998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34703" calcext:value-type="float">
            <text:p>34703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35127" calcext:value-type="float">
            <text:p>35127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34820" calcext:value-type="float">
            <text:p>3482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34761" calcext:value-type="float">
            <text:p>34761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35262" calcext:value-type="float">
            <text:p>3526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5073" calcext:value-type="float">
            <text:p>35073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34878" calcext:value-type="float">
            <text:p>34878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35143" calcext:value-type="float">
            <text:p>35143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41391" calcext:value-type="float">
            <text:p>41391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84384" calcext:value-type="float">
            <text:p>8438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39247" calcext:value-type="float">
            <text:p>39247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85310" calcext:value-type="float">
            <text:p>8531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35089" calcext:value-type="float">
            <text:p>35089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36024" calcext:value-type="float">
            <text:p>36024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96132" calcext:value-type="float">
            <text:p>9613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5596" calcext:value-type="float">
            <text:p>35596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36703" calcext:value-type="float">
            <text:p>36703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35446" calcext:value-type="float">
            <text:p>35446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40386" calcext:value-type="float">
            <text:p>40386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35479" calcext:value-type="float">
            <text:p>35479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35846" calcext:value-type="float">
            <text:p>35846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41180" calcext:value-type="float">
            <text:p>41180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35634" calcext:value-type="float">
            <text:p>35634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37101" calcext:value-type="float">
            <text:p>37101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40050" calcext:value-type="float">
            <text:p>4005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9185" calcext:value-type="float">
            <text:p>39185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35893" calcext:value-type="float">
            <text:p>35893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35836" calcext:value-type="float">
            <text:p>35836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35976" calcext:value-type="float">
            <text:p>35976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90029" calcext:value-type="float">
            <text:p>90029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35616" calcext:value-type="float">
            <text:p>35616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35712" calcext:value-type="float">
            <text:p>35712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35679" calcext:value-type="float">
            <text:p>35679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37209" calcext:value-type="float">
            <text:p>37209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36308" calcext:value-type="float">
            <text:p>3630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6632" calcext:value-type="float">
            <text:p>36632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37089" calcext:value-type="float">
            <text:p>37089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36538" calcext:value-type="float">
            <text:p>36538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36357" calcext:value-type="float">
            <text:p>36357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36356" calcext:value-type="float">
            <text:p>36356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36791" calcext:value-type="float">
            <text:p>36791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36254" calcext:value-type="float">
            <text:p>36254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36606" calcext:value-type="float">
            <text:p>36606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36377" calcext:value-type="float">
            <text:p>36377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36512" calcext:value-type="float">
            <text:p>3651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6933" calcext:value-type="float">
            <text:p>36933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36841" calcext:value-type="float">
            <text:p>36841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36762" calcext:value-type="float">
            <text:p>36762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36677" calcext:value-type="float">
            <text:p>36677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36874" calcext:value-type="float">
            <text:p>36874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36756" calcext:value-type="float">
            <text:p>36756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36842" calcext:value-type="float">
            <text:p>36842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36838" calcext:value-type="float">
            <text:p>36838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48917" calcext:value-type="float">
            <text:p>48917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37282" calcext:value-type="float">
            <text:p>3728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7150" calcext:value-type="float">
            <text:p>3715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37026" calcext:value-type="float">
            <text:p>37026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37244" calcext:value-type="float">
            <text:p>37244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41936" calcext:value-type="float">
            <text:p>41936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37474" calcext:value-type="float">
            <text:p>37474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7307" calcext:value-type="float">
            <text:p>37307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37512" calcext:value-type="float">
            <text:p>37512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37527" calcext:value-type="float">
            <text:p>37527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33559" calcext:value-type="float">
            <text:p>33559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37674" calcext:value-type="float">
            <text:p>3767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6085" calcext:value-type="float">
            <text:p>46085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35292" calcext:value-type="float">
            <text:p>35292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100921" calcext:value-type="float">
            <text:p>100921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41669" calcext:value-type="float">
            <text:p>41669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7764" calcext:value-type="float">
            <text:p>37764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37960" calcext:value-type="float">
            <text:p>3796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38378" calcext:value-type="float">
            <text:p>38378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44137" calcext:value-type="float">
            <text:p>44137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7771" calcext:value-type="float">
            <text:p>37771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37972" calcext:value-type="float">
            <text:p>37972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38185" calcext:value-type="float">
            <text:p>38185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65948" calcext:value-type="float">
            <text:p>65948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48752" calcext:value-type="float">
            <text:p>48752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38309" calcext:value-type="float">
            <text:p>38309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38337" calcext:value-type="float">
            <text:p>38337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38334" calcext:value-type="float">
            <text:p>38334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38362" calcext:value-type="float">
            <text:p>38362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38615" calcext:value-type="float">
            <text:p>386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607" calcext:value-type="float">
            <text:p>38607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38898" calcext:value-type="float">
            <text:p>38898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38589" calcext:value-type="float">
            <text:p>38589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64762" calcext:value-type="float">
            <text:p>64762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41670" calcext:value-type="float">
            <text:p>4167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46045" calcext:value-type="float">
            <text:p>46045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38380" calcext:value-type="float">
            <text:p>38380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38665" calcext:value-type="float">
            <text:p>38665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39464" calcext:value-type="float">
            <text:p>39464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38907" calcext:value-type="float">
            <text:p>3890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8835" calcext:value-type="float">
            <text:p>38835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39985" calcext:value-type="float">
            <text:p>39985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39259" calcext:value-type="float">
            <text:p>39259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38922" calcext:value-type="float">
            <text:p>38922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38821" calcext:value-type="float">
            <text:p>38821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39154" calcext:value-type="float">
            <text:p>39154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44745" calcext:value-type="float">
            <text:p>44745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38968" calcext:value-type="float">
            <text:p>38968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42301" calcext:value-type="float">
            <text:p>42301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39884" calcext:value-type="float">
            <text:p>3988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6997" calcext:value-type="float">
            <text:p>66997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43543" calcext:value-type="float">
            <text:p>43543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39340" calcext:value-type="float">
            <text:p>39340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39331" calcext:value-type="float">
            <text:p>39331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40133" calcext:value-type="float">
            <text:p>4013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41846" calcext:value-type="float">
            <text:p>41846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40772" calcext:value-type="float">
            <text:p>40772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39586" calcext:value-type="float">
            <text:p>39586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39706" calcext:value-type="float">
            <text:p>39706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39563" calcext:value-type="float">
            <text:p>3956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9735" calcext:value-type="float">
            <text:p>39735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39833" calcext:value-type="float">
            <text:p>39833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56343" calcext:value-type="float">
            <text:p>56343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40006" calcext:value-type="float">
            <text:p>40006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39938" calcext:value-type="float">
            <text:p>39938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40657" calcext:value-type="float">
            <text:p>40657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39813" calcext:value-type="float">
            <text:p>39813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95804" calcext:value-type="float">
            <text:p>95804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40467" calcext:value-type="float">
            <text:p>40467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49783" calcext:value-type="float">
            <text:p>4978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1860" calcext:value-type="float">
            <text:p>5186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41753" calcext:value-type="float">
            <text:p>41753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41583" calcext:value-type="float">
            <text:p>41583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40272" calcext:value-type="float">
            <text:p>40272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41742" calcext:value-type="float">
            <text:p>41742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40496" calcext:value-type="float">
            <text:p>40496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42321" calcext:value-type="float">
            <text:p>42321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40940" calcext:value-type="float">
            <text:p>4094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40396" calcext:value-type="float">
            <text:p>40396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45797" calcext:value-type="float">
            <text:p>4579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0440" calcext:value-type="float">
            <text:p>40440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40578" calcext:value-type="float">
            <text:p>40578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40596" calcext:value-type="float">
            <text:p>40596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40785" calcext:value-type="float">
            <text:p>40785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40621" calcext:value-type="float">
            <text:p>40621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40723" calcext:value-type="float">
            <text:p>40723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42004" calcext:value-type="float">
            <text:p>42004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40708" calcext:value-type="float">
            <text:p>40708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40975" calcext:value-type="float">
            <text:p>40975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40178" calcext:value-type="float">
            <text:p>4017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0432" calcext:value-type="float">
            <text:p>40432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91496" calcext:value-type="float">
            <text:p>91496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40344" calcext:value-type="float">
            <text:p>40344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40643" calcext:value-type="float">
            <text:p>40643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40981" calcext:value-type="float">
            <text:p>40981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82206" calcext:value-type="float">
            <text:p>82206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43061" calcext:value-type="float">
            <text:p>4306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42124" calcext:value-type="float">
            <text:p>42124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43870" calcext:value-type="float">
            <text:p>43870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42167" calcext:value-type="float">
            <text:p>4216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1103" calcext:value-type="float">
            <text:p>41103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41220" calcext:value-type="float">
            <text:p>41220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42563" calcext:value-type="float">
            <text:p>42563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41785" calcext:value-type="float">
            <text:p>41785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51702" calcext:value-type="float">
            <text:p>51702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42856" calcext:value-type="float">
            <text:p>42856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95151" calcext:value-type="float">
            <text:p>95151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41651" calcext:value-type="float">
            <text:p>41651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1749" calcext:value-type="float">
            <text:p>41749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44282" calcext:value-type="float">
            <text:p>4428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2327" calcext:value-type="float">
            <text:p>42327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42041" calcext:value-type="float">
            <text:p>42041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41928" calcext:value-type="float">
            <text:p>41928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42479" calcext:value-type="float">
            <text:p>42479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52738" calcext:value-type="float">
            <text:p>52738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97390" calcext:value-type="float">
            <text:p>97390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42152" calcext:value-type="float">
            <text:p>42152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42088" calcext:value-type="float">
            <text:p>42088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42396" calcext:value-type="float">
            <text:p>42396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42642" calcext:value-type="float">
            <text:p>4264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7429" calcext:value-type="float">
            <text:p>47429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41891" calcext:value-type="float">
            <text:p>41891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42748" calcext:value-type="float">
            <text:p>42748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42531" calcext:value-type="float">
            <text:p>42531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42453" calcext:value-type="float">
            <text:p>42453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48678" calcext:value-type="float">
            <text:p>48678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42494" calcext:value-type="float">
            <text:p>42494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43887" calcext:value-type="float">
            <text:p>43887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40680" calcext:value-type="float">
            <text:p>40680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44339" calcext:value-type="float">
            <text:p>443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2954" calcext:value-type="float">
            <text:p>42954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42718" calcext:value-type="float">
            <text:p>42718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43905" calcext:value-type="float">
            <text:p>43905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42882" calcext:value-type="float">
            <text:p>42882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43766" calcext:value-type="float">
            <text:p>43766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42735" calcext:value-type="float">
            <text:p>42735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42875" calcext:value-type="float">
            <text:p>42875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43238" calcext:value-type="float">
            <text:p>43238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48874" calcext:value-type="float">
            <text:p>48874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45670" calcext:value-type="float">
            <text:p>4567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3154" calcext:value-type="float">
            <text:p>43154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43707" calcext:value-type="float">
            <text:p>43707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43960" calcext:value-type="float">
            <text:p>43960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43022" calcext:value-type="float">
            <text:p>43022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43145" calcext:value-type="float">
            <text:p>43145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44061" calcext:value-type="float">
            <text:p>44061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43147" calcext:value-type="float">
            <text:p>43147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51859" calcext:value-type="float">
            <text:p>51859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46918" calcext:value-type="float">
            <text:p>46918</text:p>
          </table:table-cell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226213" calcext:value-type="float">
            <text:p>22621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5058" calcext:value-type="float">
            <text:p>45058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04162" calcext:value-type="float">
            <text:p>104162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43494" calcext:value-type="float">
            <text:p>43494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43618" calcext:value-type="float">
            <text:p>43618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43731" calcext:value-type="float">
            <text:p>43731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3573" calcext:value-type="float">
            <text:p>43573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43617" calcext:value-type="float">
            <text:p>43617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56753" calcext:value-type="float">
            <text:p>56753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44141" calcext:value-type="float">
            <text:p>44141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43890" calcext:value-type="float">
            <text:p>4389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5353" calcext:value-type="float">
            <text:p>45353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53459" calcext:value-type="float">
            <text:p>53459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47645" calcext:value-type="float">
            <text:p>47645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44028" calcext:value-type="float">
            <text:p>44028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44150" calcext:value-type="float">
            <text:p>44150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44025" calcext:value-type="float">
            <text:p>44025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45024" calcext:value-type="float">
            <text:p>4502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44209" calcext:value-type="float">
            <text:p>44209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44178" calcext:value-type="float">
            <text:p>44178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44354" calcext:value-type="float">
            <text:p>4435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1686" calcext:value-type="float">
            <text:p>41686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98698" calcext:value-type="float">
            <text:p>98698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44251" calcext:value-type="float">
            <text:p>44251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45095" calcext:value-type="float">
            <text:p>45095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44449" calcext:value-type="float">
            <text:p>44449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44440" calcext:value-type="float">
            <text:p>44440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44653" calcext:value-type="float">
            <text:p>44653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45916" calcext:value-type="float">
            <text:p>45916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44702" calcext:value-type="float">
            <text:p>44702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49145" calcext:value-type="float">
            <text:p>4914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4879" calcext:value-type="float">
            <text:p>44879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08035" calcext:value-type="float">
            <text:p>108035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7658" calcext:value-type="float">
            <text:p>47658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51053" calcext:value-type="float">
            <text:p>51053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44882" calcext:value-type="float">
            <text:p>44882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54207" calcext:value-type="float">
            <text:p>54207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5539" calcext:value-type="float">
            <text:p>45539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45505" calcext:value-type="float">
            <text:p>45505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8383" calcext:value-type="float">
            <text:p>48383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96285" calcext:value-type="float">
            <text:p>9628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9424" calcext:value-type="float">
            <text:p>99424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47882" calcext:value-type="float">
            <text:p>47882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5454" calcext:value-type="float">
            <text:p>45454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46124" calcext:value-type="float">
            <text:p>46124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48984" calcext:value-type="float">
            <text:p>48984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45419" calcext:value-type="float">
            <text:p>45419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45644" calcext:value-type="float">
            <text:p>45644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61713" calcext:value-type="float">
            <text:p>61713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45967" calcext:value-type="float">
            <text:p>45967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49625" calcext:value-type="float">
            <text:p>4962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5638" calcext:value-type="float">
            <text:p>45638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47402" calcext:value-type="float">
            <text:p>47402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49074" calcext:value-type="float">
            <text:p>49074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45678" calcext:value-type="float">
            <text:p>45678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58439" calcext:value-type="float">
            <text:p>58439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50712" calcext:value-type="float">
            <text:p>50712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46237" calcext:value-type="float">
            <text:p>46237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45387" calcext:value-type="float">
            <text:p>45387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45786" calcext:value-type="float">
            <text:p>45786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97470" calcext:value-type="float">
            <text:p>9747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6102" calcext:value-type="float">
            <text:p>46102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51625" calcext:value-type="float">
            <text:p>51625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46601" calcext:value-type="float">
            <text:p>46601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47278" calcext:value-type="float">
            <text:p>47278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47414" calcext:value-type="float">
            <text:p>47414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46468" calcext:value-type="float">
            <text:p>46468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46392" calcext:value-type="float">
            <text:p>46392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46771" calcext:value-type="float">
            <text:p>46771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46864" calcext:value-type="float">
            <text:p>46864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46527" calcext:value-type="float">
            <text:p>46527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50718" calcext:value-type="float">
            <text:p>50718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46666" calcext:value-type="float">
            <text:p>46666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46752" calcext:value-type="float">
            <text:p>46752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46663" calcext:value-type="float">
            <text:p>46663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55471" calcext:value-type="float">
            <text:p>55471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46820" calcext:value-type="float">
            <text:p>46820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46741" calcext:value-type="float">
            <text:p>46741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96629" calcext:value-type="float">
            <text:p>96629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50213" calcext:value-type="float">
            <text:p>50213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50380" calcext:value-type="float">
            <text:p>503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172" calcext:value-type="float">
            <text:p>56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2T07:30:14.406306768</dc:date>
    <meta:document-statistic meta:table-count="1" meta:cell-count="2002" meta:object-count="1"/>
    <meta:generator>LibreOffice/4.2.7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115cm" svg:y="0.316cm" chart:style-name="ch2">
          <text:p>Zależność czasu wykonania od ilosci elementów</text:p>
        </chart:title>
        <chart:legend chart:legend-position="end" svg:x="13.551cm" svg:y="4.201cm" style:legend-expansion="high" chart:style-name="ch3"/>
        <chart:plot-area chart:style-name="ch4" table:cell-range-address="Arkusz1.A1:Arkusz1.B1001" chart:data-source-has-labels="column" svg:x="1.331cm" svg:y="1.301cm" svg:width="11.901cm" svg:height="6.538cm">
          <chartooo:coordinate-region svg:x="2.693cm" svg:y="1.5cm" svg:width="10.539cm" svg:height="5.285cm"/>
          <chart:axis chart:dimension="x" chart:name="primary-x" chart:style-name="ch5" chartooo:axis-type="auto">
            <chartooo:date-scale/>
            <chart:title svg:x="6.06cm" svg:y="8.019cm" chart:style-name="ch6">
              <text:p>Ilosc elementów</text:p>
            </chart:title>
            <chart:categories table:cell-range-address="Arkusz1.A1:Arkusz1.A1001"/>
          </chart:axis>
          <chart:axis chart:dimension="y" chart:name="primary-y" chart:style-name="ch5">
            <chart:title svg:x="0.451cm" svg:y="7.18cm" chart:style-name="ch7">
              <text:p>Czas wykonania w nanosekundach</text:p>
            </chart:title>
            <chart:grid chart:style-name="ch8" chart:class="major"/>
          </chart:axis>
          <chart:series chart:style-name="ch9" chart:values-cell-range-address="Arkusz1.B1:Arkusz1.B1001" chart:class="chart:area"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1:Arkusz1.A1001</svg:desc>
                </draw:g>
              </table:table-cell>
              <table:table-cell office:value-type="float" office:value="3643">
                <text:p>3643</text:p>
                <draw:g>
                  <svg:desc>Arkusz1.B1:Arkusz1.B100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375">
                <text:p>403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478">
                <text:p>847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439">
                <text:p>743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954">
                <text:p>795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8120">
                <text:p>812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8463">
                <text:p>84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36920">
                <text:p>3692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8595">
                <text:p>859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8861">
                <text:p>886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9046">
                <text:p>9046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0785">
                <text:p>1078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530">
                <text:p>953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02171">
                <text:p>10217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841">
                <text:p>984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733">
                <text:p>9733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1741">
                <text:p>1174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797">
                <text:p>97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0956">
                <text:p>20956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0326">
                <text:p>1032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0465">
                <text:p>10465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0268">
                <text:p>1026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0611">
                <text:p>106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0801">
                <text:p>10801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0783">
                <text:p>10783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0851">
                <text:p>1085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9001">
                <text:p>19001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63263">
                <text:p>63263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0821">
                <text:p>10821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0983">
                <text:p>1098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1148">
                <text:p>11148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1091">
                <text:p>1109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1206">
                <text:p>11206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487">
                <text:p>1148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432">
                <text:p>1143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1675">
                <text:p>1167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3761">
                <text:p>1376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724">
                <text:p>117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1864">
                <text:p>1186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1929">
                <text:p>1192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60611">
                <text:p>6061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791">
                <text:p>1179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2143">
                <text:p>1214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2190">
                <text:p>1219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118">
                <text:p>121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353">
                <text:p>1235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4282">
                <text:p>1428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27147">
                <text:p>12714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2572">
                <text:p>1257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2569">
                <text:p>1256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2542">
                <text:p>1254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4554">
                <text:p>14554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3959">
                <text:p>13959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3780">
                <text:p>1378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2808">
                <text:p>12808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2834">
                <text:p>12834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2942">
                <text:p>12942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67368">
                <text:p>6736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2916">
                <text:p>12916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2933">
                <text:p>12933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13004">
                <text:p>13004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3188">
                <text:p>13188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20462">
                <text:p>2046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3137">
                <text:p>13137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3270">
                <text:p>13270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3528">
                <text:p>13528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3402">
                <text:p>13402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3457">
                <text:p>13457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3587">
                <text:p>13587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3609">
                <text:p>136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3472">
                <text:p>13472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3615">
                <text:p>13615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5060">
                <text:p>15060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3932">
                <text:p>1393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3881">
                <text:p>13881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14178">
                <text:p>1417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3978">
                <text:p>13978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4163">
                <text:p>14163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14203">
                <text:p>14203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14098">
                <text:p>14098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4326">
                <text:p>1432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4189">
                <text:p>14189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4217">
                <text:p>14217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13157">
                <text:p>13157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4383">
                <text:p>14383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6539">
                <text:p>1653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1455">
                <text:p>21455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4701">
                <text:p>14701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14443">
                <text:p>14443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14716">
                <text:p>1471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14545">
                <text:p>14545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4802">
                <text:p>1480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4593">
                <text:p>14593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15023">
                <text:p>15023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15114">
                <text:p>15114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15230">
                <text:p>15230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15097">
                <text:p>15097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14995">
                <text:p>14995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15204">
                <text:p>1520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5047">
                <text:p>15047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15257">
                <text:p>15257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15609">
                <text:p>15609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15384">
                <text:p>15384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15656">
                <text:p>156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1775">
                <text:p>41775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15526">
                <text:p>15526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15507">
                <text:p>15507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16115">
                <text:p>16115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16097">
                <text:p>1609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5964">
                <text:p>15964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15534">
                <text:p>15534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5862">
                <text:p>15862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42036">
                <text:p>42036</text:p>
              </table:table-cell>
            </table:table-row>
            <table:table-row>
              <table:table-cell office:value-type="float" office:value="2870">
                <text:p>2870</text:p>
              </table:table-cell>
              <table:table-cell office:value-type="float" office:value="16122">
                <text:p>16122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6094">
                <text:p>16094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16249">
                <text:p>16249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16402">
                <text:p>16402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16432">
                <text:p>16432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16420">
                <text:p>16420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6627">
                <text:p>1662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16526">
                <text:p>16526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16559">
                <text:p>16559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22614">
                <text:p>22614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468">
                <text:p>16468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16765">
                <text:p>16765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16873">
                <text:p>16873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16120">
                <text:p>16120</text:p>
              </table:table-cell>
            </table:table-row>
            <table:table-row>
              <table:table-cell office:value-type="float" office:value="3070">
                <text:p>3070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7086">
                <text:p>170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7224">
                <text:p>17224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17162">
                <text:p>17162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float" office:value="3130">
                <text:p>3130</text:p>
              </table:table-cell>
              <table:table-cell office:value-type="float" office:value="17199">
                <text:p>17199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17262">
                <text:p>17262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50600">
                <text:p>50600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17567">
                <text:p>17567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18896">
                <text:p>1889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9506">
                <text:p>69506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17678">
                <text:p>17678</text:p>
              </table:table-cell>
            </table:table-row>
            <table:table-row>
              <table:table-cell office:value-type="float" office:value="3230">
                <text:p>3230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17769">
                <text:p>17769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27162">
                <text:p>27162</text:p>
              </table:table-cell>
            </table:table-row>
            <table:table-row>
              <table:table-cell office:value-type="float" office:value="3270">
                <text:p>3270</text:p>
              </table:table-cell>
              <table:table-cell office:value-type="float" office:value="18145">
                <text:p>18145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18025">
                <text:p>18025</text:p>
              </table:table-cell>
            </table:table-row>
            <table:table-row>
              <table:table-cell office:value-type="float" office:value="3290">
                <text:p>3290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8059">
                <text:p>18059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float" office:value="3330">
                <text:p>3330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18221">
                <text:p>1822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float" office:value="3370">
                <text:p>3370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float" office:value="3390">
                <text:p>3390</text:p>
              </table:table-cell>
              <table:table-cell office:value-type="float" office:value="18465">
                <text:p>1846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8575">
                <text:p>18575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float" office:value="3430">
                <text:p>3430</text:p>
              </table:table-cell>
              <table:table-cell office:value-type="float" office:value="18572">
                <text:p>18572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18844">
                <text:p>18844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8536">
                <text:p>18536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18455">
                <text:p>18455</text:p>
              </table:table-cell>
            </table:table-row>
            <table:table-row>
              <table:table-cell office:value-type="float" office:value="3470">
                <text:p>3470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18569">
                <text:p>18569</text:p>
              </table:table-cell>
            </table:table-row>
            <table:table-row>
              <table:table-cell office:value-type="float" office:value="3490">
                <text:p>3490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857">
                <text:p>18857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20375">
                <text:p>20375</text:p>
              </table:table-cell>
            </table:table-row>
            <table:table-row>
              <table:table-cell office:value-type="float" office:value="3530">
                <text:p>3530</text:p>
              </table:table-cell>
              <table:table-cell office:value-type="float" office:value="45592">
                <text:p>45592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20874">
                <text:p>2087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float" office:value="3570">
                <text:p>3570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19644">
                <text:p>19644</text:p>
              </table:table-cell>
            </table:table-row>
            <table:table-row>
              <table:table-cell office:value-type="float" office:value="3590">
                <text:p>3590</text:p>
              </table:table-cell>
              <table:table-cell office:value-type="float" office:value="19528">
                <text:p>1952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19549">
                <text:p>19549</text:p>
              </table:table-cell>
            </table:table-row>
            <table:table-row>
              <table:table-cell office:value-type="float" office:value="3670">
                <text:p>3670</text:p>
              </table:table-cell>
              <table:table-cell office:value-type="float" office:value="25617">
                <text:p>25617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47714">
                <text:p>47714</text:p>
              </table:table-cell>
            </table:table-row>
            <table:table-row>
              <table:table-cell office:value-type="float" office:value="3690">
                <text:p>3690</text:p>
              </table:table-cell>
              <table:table-cell office:value-type="float" office:value="19802">
                <text:p>1980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21256">
                <text:p>21256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20062">
                <text:p>20062</text:p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20231">
                <text:p>20231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28127">
                <text:p>28127</text:p>
              </table:table-cell>
            </table:table-row>
            <table:table-row>
              <table:table-cell office:value-type="float" office:value="3770">
                <text:p>3770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20231">
                <text:p>20231</text:p>
              </table:table-cell>
            </table:table-row>
            <table:table-row>
              <table:table-cell office:value-type="float" office:value="3790">
                <text:p>3790</text:p>
              </table:table-cell>
              <table:table-cell office:value-type="float" office:value="20390">
                <text:p>2039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342">
                <text:p>20342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float" office:value="3830">
                <text:p>3830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20717">
                <text:p>20717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20619">
                <text:p>20619</text:p>
              </table:table-cell>
            </table:table-row>
            <table:table-row>
              <table:table-cell office:value-type="float" office:value="3870">
                <text:p>3870</text:p>
              </table:table-cell>
              <table:table-cell office:value-type="float" office:value="54131">
                <text:p>54131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float" office:value="3890">
                <text:p>3890</text:p>
              </table:table-cell>
              <table:table-cell office:value-type="float" office:value="71939">
                <text:p>7193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21025">
                <text:p>21025</text:p>
              </table:table-cell>
            </table:table-row>
            <table:table-row>
              <table:table-cell office:value-type="float" office:value="3930">
                <text:p>3930</text:p>
              </table:table-cell>
              <table:table-cell office:value-type="float" office:value="20949">
                <text:p>20949</text:p>
              </table:table-cell>
            </table:table-row>
            <table:table-row>
              <table:table-cell office:value-type="float" office:value="3940">
                <text:p>3940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1044">
                <text:p>21044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20801">
                <text:p>20801</text:p>
              </table:table-cell>
            </table:table-row>
            <table:table-row>
              <table:table-cell office:value-type="float" office:value="3970">
                <text:p>3970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21167">
                <text:p>21167</text:p>
              </table:table-cell>
            </table:table-row>
            <table:table-row>
              <table:table-cell office:value-type="float" office:value="3990">
                <text:p>3990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21564">
                <text:p>21564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21411">
                <text:p>21411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float" office:value="4070">
                <text:p>4070</text:p>
              </table:table-cell>
              <table:table-cell office:value-type="float" office:value="21467">
                <text:p>21467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21790">
                <text:p>21790</text:p>
              </table:table-cell>
            </table:table-row>
            <table:table-row>
              <table:table-cell office:value-type="float" office:value="4090">
                <text:p>4090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1609">
                <text:p>21609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28251">
                <text:p>28251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49462">
                <text:p>49462</text:p>
              </table:table-cell>
            </table:table-row>
            <table:table-row>
              <table:table-cell office:value-type="float" office:value="4130">
                <text:p>4130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22017">
                <text:p>22017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28002">
                <text:p>28002</text:p>
              </table:table-cell>
            </table:table-row>
            <table:table-row>
              <table:table-cell office:value-type="float" office:value="4170">
                <text:p>4170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float" office:value="4190">
                <text:p>4190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22052">
                <text:p>22052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float" office:value="4230">
                <text:p>4230</text:p>
              </table:table-cell>
              <table:table-cell office:value-type="float" office:value="32642">
                <text:p>32642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22362">
                <text:p>2236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2296">
                <text:p>22296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22437">
                <text:p>22437</text:p>
              </table:table-cell>
            </table:table-row>
            <table:table-row>
              <table:table-cell office:value-type="float" office:value="4270">
                <text:p>4270</text:p>
              </table:table-cell>
              <table:table-cell office:value-type="float" office:value="22627">
                <text:p>22627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23954">
                <text:p>23954</text:p>
              </table:table-cell>
            </table:table-row>
            <table:table-row>
              <table:table-cell office:value-type="float" office:value="4290">
                <text:p>4290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1923">
                <text:p>31923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22522">
                <text:p>22522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float" office:value="4330">
                <text:p>4330</text:p>
              </table:table-cell>
              <table:table-cell office:value-type="float" office:value="22624">
                <text:p>22624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2696">
                <text:p>22696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22901">
                <text:p>22901</text:p>
              </table:table-cell>
            </table:table-row>
            <table:table-row>
              <table:table-cell office:value-type="float" office:value="4370">
                <text:p>4370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22821">
                <text:p>22821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22999">
                <text:p>2299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3178">
                <text:p>23178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22896">
                <text:p>22896</text:p>
              </table:table-cell>
            </table:table-row>
            <table:table-row>
              <table:table-cell office:value-type="float" office:value="4420">
                <text:p>4420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float" office:value="4430">
                <text:p>4430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23218">
                <text:p>23218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31103">
                <text:p>31103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23234">
                <text:p>23234</text:p>
              </table:table-cell>
            </table:table-row>
            <table:table-row>
              <table:table-cell office:value-type="float" office:value="4470">
                <text:p>4470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float" office:value="4490">
                <text:p>4490</text:p>
              </table:table-cell>
              <table:table-cell office:value-type="float" office:value="23228">
                <text:p>2322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3406">
                <text:p>23406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104762">
                <text:p>104762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23323">
                <text:p>23323</text:p>
              </table:table-cell>
            </table:table-row>
            <table:table-row>
              <table:table-cell office:value-type="float" office:value="4530">
                <text:p>4530</text:p>
              </table:table-cell>
              <table:table-cell office:value-type="float" office:value="23520">
                <text:p>23520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23398">
                <text:p>2339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float" office:value="4570">
                <text:p>4570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23596">
                <text:p>23596</text:p>
              </table:table-cell>
            </table:table-row>
            <table:table-row>
              <table:table-cell office:value-type="float" office:value="4590">
                <text:p>4590</text:p>
              </table:table-cell>
              <table:table-cell office:value-type="float" office:value="32535">
                <text:p>3253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3840">
                <text:p>23840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23870">
                <text:p>23870</text:p>
              </table:table-cell>
            </table:table-row>
            <table:table-row>
              <table:table-cell office:value-type="float" office:value="4620">
                <text:p>4620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float" office:value="4630">
                <text:p>4630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79481">
                <text:p>79481</text:p>
              </table:table-cell>
            </table:table-row>
            <table:table-row>
              <table:table-cell office:value-type="float" office:value="4670">
                <text:p>4670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24257">
                <text:p>24257</text:p>
              </table:table-cell>
            </table:table-row>
            <table:table-row>
              <table:table-cell office:value-type="float" office:value="4690">
                <text:p>4690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4287">
                <text:p>24287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29647">
                <text:p>29647</text:p>
              </table:table-cell>
            </table:table-row>
            <table:table-row>
              <table:table-cell office:value-type="float" office:value="4730">
                <text:p>4730</text:p>
              </table:table-cell>
              <table:table-cell office:value-type="float" office:value="24400">
                <text:p>24400</text:p>
              </table:table-cell>
            </table:table-row>
            <table:table-row>
              <table:table-cell office:value-type="float" office:value="4740">
                <text:p>4740</text:p>
              </table:table-cell>
              <table:table-cell office:value-type="float" office:value="24313">
                <text:p>24313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74739">
                <text:p>74739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24912">
                <text:p>24912</text:p>
              </table:table-cell>
            </table:table-row>
            <table:table-row>
              <table:table-cell office:value-type="float" office:value="4770">
                <text:p>4770</text:p>
              </table:table-cell>
              <table:table-cell office:value-type="float" office:value="24471">
                <text:p>24471</text:p>
              </table:table-cell>
            </table:table-row>
            <table:table-row>
              <table:table-cell office:value-type="float" office:value="4780">
                <text:p>4780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float" office:value="4790">
                <text:p>4790</text:p>
              </table:table-cell>
              <table:table-cell office:value-type="float" office:value="32364">
                <text:p>323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24716">
                <text:p>24716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float" office:value="4830">
                <text:p>4830</text:p>
              </table:table-cell>
              <table:table-cell office:value-type="float" office:value="8177">
                <text:p>8177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4506">
                <text:p>24506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58352">
                <text:p>58352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float" office:value="4890">
                <text:p>4890</text:p>
              </table:table-cell>
              <table:table-cell office:value-type="float" office:value="24952">
                <text:p>2495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5069">
                <text:p>25069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26443">
                <text:p>26443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float" office:value="4930">
                <text:p>4930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25902">
                <text:p>25902</text:p>
              </table:table-cell>
            </table:table-row>
            <table:table-row>
              <table:table-cell office:value-type="float" office:value="4970">
                <text:p>4970</text:p>
              </table:table-cell>
              <table:table-cell office:value-type="float" office:value="31803">
                <text:p>31803</text:p>
              </table:table-cell>
            </table:table-row>
            <table:table-row>
              <table:table-cell office:value-type="float" office:value="4980">
                <text:p>4980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float" office:value="4990">
                <text:p>4990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5255">
                <text:p>25255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5020">
                <text:p>5020</text:p>
              </table:table-cell>
              <table:table-cell office:value-type="float" office:value="25520">
                <text:p>25520</text:p>
              </table:table-cell>
            </table:table-row>
            <table:table-row>
              <table:table-cell office:value-type="float" office:value="5030">
                <text:p>5030</text:p>
              </table:table-cell>
              <table:table-cell office:value-type="float" office:value="31307">
                <text:p>31307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80629">
                <text:p>80629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float" office:value="5070">
                <text:p>5070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float" office:value="5090">
                <text:p>5090</text:p>
              </table:table-cell>
              <table:table-cell office:value-type="float" office:value="24834">
                <text:p>2483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4814">
                <text:p>24814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24837">
                <text:p>24837</text:p>
              </table:table-cell>
            </table:table-row>
            <table:table-row>
              <table:table-cell office:value-type="float" office:value="5130">
                <text:p>5130</text:p>
              </table:table-cell>
              <table:table-cell office:value-type="float" office:value="24913">
                <text:p>24913</text:p>
              </table:table-cell>
            </table:table-row>
            <table:table-row>
              <table:table-cell office:value-type="float" office:value="5140">
                <text:p>5140</text:p>
              </table:table-cell>
              <table:table-cell office:value-type="float" office:value="26009">
                <text:p>26009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27178">
                <text:p>27178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26762">
                <text:p>26762</text:p>
              </table:table-cell>
            </table:table-row>
            <table:table-row>
              <table:table-cell office:value-type="float" office:value="5170">
                <text:p>5170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float" office:value="5190">
                <text:p>519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6379">
                <text:p>26379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26452">
                <text:p>26452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26814">
                <text:p>26814</text:p>
              </table:table-cell>
            </table:table-row>
            <table:table-row>
              <table:table-cell office:value-type="float" office:value="5230">
                <text:p>5230</text:p>
              </table:table-cell>
              <table:table-cell office:value-type="float" office:value="33508">
                <text:p>33508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26578">
                <text:p>26578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26622">
                <text:p>26622</text:p>
              </table:table-cell>
            </table:table-row>
            <table:table-row>
              <table:table-cell office:value-type="float" office:value="5270">
                <text:p>5270</text:p>
              </table:table-cell>
              <table:table-cell office:value-type="float" office:value="26874">
                <text:p>26874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6964">
                <text:p>26964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26927">
                <text:p>26927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5330">
                <text:p>5330</text:p>
              </table:table-cell>
              <table:table-cell office:value-type="float" office:value="85127">
                <text:p>85127</text:p>
              </table:table-cell>
            </table:table-row>
            <table:table-row>
              <table:table-cell office:value-type="float" office:value="5340">
                <text:p>5340</text:p>
              </table:table-cell>
              <table:table-cell office:value-type="float" office:value="27065">
                <text:p>27065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float" office:value="5370">
                <text:p>5370</text:p>
              </table:table-cell>
              <table:table-cell office:value-type="float" office:value="27099">
                <text:p>27099</text:p>
              </table:table-cell>
            </table:table-row>
            <table:table-row>
              <table:table-cell office:value-type="float" office:value="5380">
                <text:p>5380</text:p>
              </table:table-cell>
              <table:table-cell office:value-type="float" office:value="27180">
                <text:p>27180</text:p>
              </table:table-cell>
            </table:table-row>
            <table:table-row>
              <table:table-cell office:value-type="float" office:value="5390">
                <text:p>5390</text:p>
              </table:table-cell>
              <table:table-cell office:value-type="float" office:value="27106">
                <text:p>2710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7468">
                <text:p>27468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28552">
                <text:p>28552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27197">
                <text:p>27197</text:p>
              </table:table-cell>
            </table:table-row>
            <table:table-row>
              <table:table-cell office:value-type="float" office:value="5430">
                <text:p>5430</text:p>
              </table:table-cell>
              <table:table-cell office:value-type="float" office:value="27623">
                <text:p>27623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27370">
                <text:p>27370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78392">
                <text:p>78392</text:p>
              </table:table-cell>
            </table:table-row>
            <table:table-row>
              <table:table-cell office:value-type="float" office:value="5460">
                <text:p>5460</text:p>
              </table:table-cell>
              <table:table-cell office:value-type="float" office:value="26802">
                <text:p>26802</text:p>
              </table:table-cell>
            </table:table-row>
            <table:table-row>
              <table:table-cell office:value-type="float" office:value="5470">
                <text:p>5470</text:p>
              </table:table-cell>
              <table:table-cell office:value-type="float" office:value="27203">
                <text:p>27203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float" office:value="5490">
                <text:p>5490</text:p>
              </table:table-cell>
              <table:table-cell office:value-type="float" office:value="27521">
                <text:p>2752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27672">
                <text:p>27672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27838">
                <text:p>27838</text:p>
              </table:table-cell>
            </table:table-row>
            <table:table-row>
              <table:table-cell office:value-type="float" office:value="5530">
                <text:p>5530</text:p>
              </table:table-cell>
              <table:table-cell office:value-type="float" office:value="27797">
                <text:p>27797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31470">
                <text:p>31470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27987">
                <text:p>27987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28048">
                <text:p>28048</text:p>
              </table:table-cell>
            </table:table-row>
            <table:table-row>
              <table:table-cell office:value-type="float" office:value="5570">
                <text:p>5570</text:p>
              </table:table-cell>
              <table:table-cell office:value-type="float" office:value="28689">
                <text:p>28689</text:p>
              </table:table-cell>
            </table:table-row>
            <table:table-row>
              <table:table-cell office:value-type="float" office:value="5580">
                <text:p>5580</text:p>
              </table:table-cell>
              <table:table-cell office:value-type="float" office:value="28628">
                <text:p>28628</text:p>
              </table:table-cell>
            </table:table-row>
            <table:table-row>
              <table:table-cell office:value-type="float" office:value="5590">
                <text:p>5590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2692">
                <text:p>32692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float" office:value="5620">
                <text:p>5620</text:p>
              </table:table-cell>
              <table:table-cell office:value-type="float" office:value="27956">
                <text:p>27956</text:p>
              </table:table-cell>
            </table:table-row>
            <table:table-row>
              <table:table-cell office:value-type="float" office:value="5630">
                <text:p>5630</text:p>
              </table:table-cell>
              <table:table-cell office:value-type="float" office:value="28836">
                <text:p>28836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28009">
                <text:p>28009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28522">
                <text:p>28522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float" office:value="5670">
                <text:p>5670</text:p>
              </table:table-cell>
              <table:table-cell office:value-type="float" office:value="30796">
                <text:p>30796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28388">
                <text:p>28388</text:p>
              </table:table-cell>
            </table:table-row>
            <table:table-row>
              <table:table-cell office:value-type="float" office:value="5690">
                <text:p>5690</text:p>
              </table:table-cell>
              <table:table-cell office:value-type="float" office:value="28525">
                <text:p>28525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8341">
                <text:p>28341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34494">
                <text:p>3449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28941">
                <text:p>28941</text:p>
              </table:table-cell>
            </table:table-row>
            <table:table-row>
              <table:table-cell office:value-type="float" office:value="5730">
                <text:p>5730</text:p>
              </table:table-cell>
              <table:table-cell office:value-type="float" office:value="28470">
                <text:p>28470</text:p>
              </table:table-cell>
            </table:table-row>
            <table:table-row>
              <table:table-cell office:value-type="float" office:value="5740">
                <text:p>5740</text:p>
              </table:table-cell>
              <table:table-cell office:value-type="float" office:value="28765">
                <text:p>28765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28986">
                <text:p>28986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28779">
                <text:p>28779</text:p>
              </table:table-cell>
            </table:table-row>
            <table:table-row>
              <table:table-cell office:value-type="float" office:value="5770">
                <text:p>5770</text:p>
              </table:table-cell>
              <table:table-cell office:value-type="float" office:value="28838">
                <text:p>28838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31177">
                <text:p>31177</text:p>
              </table:table-cell>
            </table:table-row>
            <table:table-row>
              <table:table-cell office:value-type="float" office:value="5790">
                <text:p>5790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79714">
                <text:p>79714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float" office:value="5830">
                <text:p>5830</text:p>
              </table:table-cell>
              <table:table-cell office:value-type="float" office:value="29227">
                <text:p>29227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37556">
                <text:p>3755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29030">
                <text:p>29030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29602">
                <text:p>29602</text:p>
              </table:table-cell>
            </table:table-row>
            <table:table-row>
              <table:table-cell office:value-type="float" office:value="5870">
                <text:p>5870</text:p>
              </table:table-cell>
              <table:table-cell office:value-type="float" office:value="42478">
                <text:p>42478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29458">
                <text:p>29458</text:p>
              </table:table-cell>
            </table:table-row>
            <table:table-row>
              <table:table-cell office:value-type="float" office:value="5890">
                <text:p>5890</text:p>
              </table:table-cell>
              <table:table-cell office:value-type="float" office:value="29060">
                <text:p>2906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9465">
                <text:p>29465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29576">
                <text:p>29576</text:p>
              </table:table-cell>
            </table:table-row>
            <table:table-row>
              <table:table-cell office:value-type="float" office:value="5930">
                <text:p>5930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float" office:value="5940">
                <text:p>5940</text:p>
              </table:table-cell>
              <table:table-cell office:value-type="float" office:value="29553">
                <text:p>29553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4706">
                <text:p>34706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float" office:value="5970">
                <text:p>5970</text:p>
              </table:table-cell>
              <table:table-cell office:value-type="float" office:value="29671">
                <text:p>29671</text:p>
              </table:table-cell>
            </table:table-row>
            <table:table-row>
              <table:table-cell office:value-type="float" office:value="5980">
                <text:p>5980</text:p>
              </table:table-cell>
              <table:table-cell office:value-type="float" office:value="29716">
                <text:p>29716</text:p>
              </table:table-cell>
            </table:table-row>
            <table:table-row>
              <table:table-cell office:value-type="float" office:value="5990">
                <text:p>5990</text:p>
              </table:table-cell>
              <table:table-cell office:value-type="float" office:value="29568">
                <text:p>2956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786">
                <text:p>29786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29835">
                <text:p>29835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29812">
                <text:p>29812</text:p>
              </table:table-cell>
            </table:table-row>
            <table:table-row>
              <table:table-cell office:value-type="float" office:value="6030">
                <text:p>6030</text:p>
              </table:table-cell>
              <table:table-cell office:value-type="float" office:value="36934">
                <text:p>36934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28431">
                <text:p>28431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29964">
                <text:p>29964</text:p>
              </table:table-cell>
            </table:table-row>
            <table:table-row>
              <table:table-cell office:value-type="float" office:value="6060">
                <text:p>6060</text:p>
              </table:table-cell>
              <table:table-cell office:value-type="float" office:value="30002">
                <text:p>30002</text:p>
              </table:table-cell>
            </table:table-row>
            <table:table-row>
              <table:table-cell office:value-type="float" office:value="6070">
                <text:p>6070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30207">
                <text:p>30207</text:p>
              </table:table-cell>
            </table:table-row>
            <table:table-row>
              <table:table-cell office:value-type="float" office:value="6090">
                <text:p>6090</text:p>
              </table:table-cell>
              <table:table-cell office:value-type="float" office:value="30084">
                <text:p>3008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0419">
                <text:p>30419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30624">
                <text:p>30624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36346">
                <text:p>36346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29759">
                <text:p>29759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31791">
                <text:p>31791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28501">
                <text:p>28501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30761">
                <text:p>30761</text:p>
              </table:table-cell>
            </table:table-row>
            <table:table-row>
              <table:table-cell office:value-type="float" office:value="6170">
                <text:p>6170</text:p>
              </table:table-cell>
              <table:table-cell office:value-type="float" office:value="30523">
                <text:p>30523</text:p>
              </table:table-cell>
            </table:table-row>
            <table:table-row>
              <table:table-cell office:value-type="float" office:value="6180">
                <text:p>6180</text:p>
              </table:table-cell>
              <table:table-cell office:value-type="float" office:value="31977">
                <text:p>31977</text:p>
              </table:table-cell>
            </table:table-row>
            <table:table-row>
              <table:table-cell office:value-type="float" office:value="6190">
                <text:p>6190</text:p>
              </table:table-cell>
              <table:table-cell office:value-type="float" office:value="32049">
                <text:p>32049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0701">
                <text:p>30701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31030">
                <text:p>31030</text:p>
              </table:table-cell>
            </table:table-row>
            <table:table-row>
              <table:table-cell office:value-type="float" office:value="6220">
                <text:p>6220</text:p>
              </table:table-cell>
              <table:table-cell office:value-type="float" office:value="30686">
                <text:p>30686</text:p>
              </table:table-cell>
            </table:table-row>
            <table:table-row>
              <table:table-cell office:value-type="float" office:value="6230">
                <text:p>6230</text:p>
              </table:table-cell>
              <table:table-cell office:value-type="float" office:value="30962">
                <text:p>30962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30838">
                <text:p>30838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2279">
                <text:p>32279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30785">
                <text:p>30785</text:p>
              </table:table-cell>
            </table:table-row>
            <table:table-row>
              <table:table-cell office:value-type="float" office:value="6270">
                <text:p>6270</text:p>
              </table:table-cell>
              <table:table-cell office:value-type="float" office:value="32438">
                <text:p>32438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32401">
                <text:p>32401</text:p>
              </table:table-cell>
            </table:table-row>
            <table:table-row>
              <table:table-cell office:value-type="float" office:value="6290">
                <text:p>6290</text:p>
              </table:table-cell>
              <table:table-cell office:value-type="float" office:value="31049">
                <text:p>3104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1093">
                <text:p>31093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31156">
                <text:p>31156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33542">
                <text:p>33542</text:p>
              </table:table-cell>
            </table:table-row>
            <table:table-row>
              <table:table-cell office:value-type="float" office:value="6330">
                <text:p>6330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37014">
                <text:p>37014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31888">
                <text:p>31888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31520">
                <text:p>31520</text:p>
              </table:table-cell>
            </table:table-row>
            <table:table-row>
              <table:table-cell office:value-type="float" office:value="6370">
                <text:p>6370</text:p>
              </table:table-cell>
              <table:table-cell office:value-type="float" office:value="31459">
                <text:p>31459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31364">
                <text:p>31364</text:p>
              </table:table-cell>
            </table:table-row>
            <table:table-row>
              <table:table-cell office:value-type="float" office:value="6390">
                <text:p>6390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1486">
                <text:p>31486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31625">
                <text:p>31625</text:p>
              </table:table-cell>
            </table:table-row>
            <table:table-row>
              <table:table-cell office:value-type="float" office:value="6420">
                <text:p>6420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float" office:value="6430">
                <text:p>6430</text:p>
              </table:table-cell>
              <table:table-cell office:value-type="float" office:value="37030">
                <text:p>37030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31542">
                <text:p>31542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1775">
                <text:p>31775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31743">
                <text:p>31743</text:p>
              </table:table-cell>
            </table:table-row>
            <table:table-row>
              <table:table-cell office:value-type="float" office:value="6470">
                <text:p>6470</text:p>
              </table:table-cell>
              <table:table-cell office:value-type="float" office:value="32178">
                <text:p>32178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38912">
                <text:p>38912</text:p>
              </table:table-cell>
            </table:table-row>
            <table:table-row>
              <table:table-cell office:value-type="float" office:value="6490">
                <text:p>6490</text:p>
              </table:table-cell>
              <table:table-cell office:value-type="float" office:value="40421">
                <text:p>4042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7452">
                <text:p>37452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40722">
                <text:p>40722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31886">
                <text:p>31886</text:p>
              </table:table-cell>
            </table:table-row>
            <table:table-row>
              <table:table-cell office:value-type="float" office:value="6530">
                <text:p>6530</text:p>
              </table:table-cell>
              <table:table-cell office:value-type="float" office:value="32191">
                <text:p>32191</text:p>
              </table:table-cell>
            </table:table-row>
            <table:table-row>
              <table:table-cell office:value-type="float" office:value="6540">
                <text:p>6540</text:p>
              </table:table-cell>
              <table:table-cell office:value-type="float" office:value="32362">
                <text:p>32362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32481">
                <text:p>32481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38102">
                <text:p>38102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32102">
                <text:p>32102</text:p>
              </table:table-cell>
            </table:table-row>
            <table:table-row>
              <table:table-cell office:value-type="float" office:value="6580">
                <text:p>6580</text:p>
              </table:table-cell>
              <table:table-cell office:value-type="float" office:value="32422">
                <text:p>32422</text:p>
              </table:table-cell>
            </table:table-row>
            <table:table-row>
              <table:table-cell office:value-type="float" office:value="6590">
                <text:p>6590</text:p>
              </table:table-cell>
              <table:table-cell office:value-type="float" office:value="40163">
                <text:p>4016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6793">
                <text:p>46793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80287">
                <text:p>80287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32482">
                <text:p>32482</text:p>
              </table:table-cell>
            </table:table-row>
            <table:table-row>
              <table:table-cell office:value-type="float" office:value="6630">
                <text:p>6630</text:p>
              </table:table-cell>
              <table:table-cell office:value-type="float" office:value="32427">
                <text:p>32427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34628">
                <text:p>34628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3846">
                <text:p>33846</text:p>
              </table:table-cell>
            </table:table-row>
            <table:table-row>
              <table:table-cell office:value-type="float" office:value="6660">
                <text:p>6660</text:p>
              </table:table-cell>
              <table:table-cell office:value-type="float" office:value="42974">
                <text:p>42974</text:p>
              </table:table-cell>
            </table:table-row>
            <table:table-row>
              <table:table-cell office:value-type="float" office:value="6670">
                <text:p>6670</text:p>
              </table:table-cell>
              <table:table-cell office:value-type="float" office:value="32622">
                <text:p>32622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32852">
                <text:p>32852</text:p>
              </table:table-cell>
            </table:table-row>
            <table:table-row>
              <table:table-cell office:value-type="float" office:value="6690">
                <text:p>6690</text:p>
              </table:table-cell>
              <table:table-cell office:value-type="float" office:value="32796">
                <text:p>3279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4372">
                <text:p>34372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32728">
                <text:p>32728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32941">
                <text:p>32941</text:p>
              </table:table-cell>
            </table:table-row>
            <table:table-row>
              <table:table-cell office:value-type="float" office:value="6730">
                <text:p>6730</text:p>
              </table:table-cell>
              <table:table-cell office:value-type="float" office:value="43047">
                <text:p>43047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33794">
                <text:p>33794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3493">
                <text:p>33493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33251">
                <text:p>33251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37988">
                <text:p>37988</text:p>
              </table:table-cell>
            </table:table-row>
            <table:table-row>
              <table:table-cell office:value-type="float" office:value="6780">
                <text:p>6780</text:p>
              </table:table-cell>
              <table:table-cell office:value-type="float" office:value="53630">
                <text:p>53630</text:p>
              </table:table-cell>
            </table:table-row>
            <table:table-row>
              <table:table-cell office:value-type="float" office:value="6790">
                <text:p>6790</text:p>
              </table:table-cell>
              <table:table-cell office:value-type="float" office:value="32625">
                <text:p>3262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2534">
                <text:p>42534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84158">
                <text:p>84158</text:p>
              </table:table-cell>
            </table:table-row>
            <table:table-row>
              <table:table-cell office:value-type="float" office:value="6820">
                <text:p>6820</text:p>
              </table:table-cell>
              <table:table-cell office:value-type="float" office:value="33081">
                <text:p>33081</text:p>
              </table:table-cell>
            </table:table-row>
            <table:table-row>
              <table:table-cell office:value-type="float" office:value="6830">
                <text:p>6830</text:p>
              </table:table-cell>
              <table:table-cell office:value-type="float" office:value="33504">
                <text:p>33504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3381">
                <text:p>33381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33416">
                <text:p>33416</text:p>
              </table:table-cell>
            </table:table-row>
            <table:table-row>
              <table:table-cell office:value-type="float" office:value="6870">
                <text:p>6870</text:p>
              </table:table-cell>
              <table:table-cell office:value-type="float" office:value="33774">
                <text:p>33774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33381">
                <text:p>33381</text:p>
              </table:table-cell>
            </table:table-row>
            <table:table-row>
              <table:table-cell office:value-type="float" office:value="6890">
                <text:p>6890</text:p>
              </table:table-cell>
              <table:table-cell office:value-type="float" office:value="30767">
                <text:p>3076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33529">
                <text:p>33529</text:p>
              </table:table-cell>
            </table:table-row>
            <table:table-row>
              <table:table-cell office:value-type="float" office:value="6930">
                <text:p>6930</text:p>
              </table:table-cell>
              <table:table-cell office:value-type="float" office:value="40247">
                <text:p>40247</text:p>
              </table:table-cell>
            </table:table-row>
            <table:table-row>
              <table:table-cell office:value-type="float" office:value="6940">
                <text:p>6940</text:p>
              </table:table-cell>
              <table:table-cell office:value-type="float" office:value="33907">
                <text:p>33907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47701">
                <text:p>47701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34171">
                <text:p>34171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33918">
                <text:p>33918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33910">
                <text:p>33910</text:p>
              </table:table-cell>
            </table:table-row>
            <table:table-row>
              <table:table-cell office:value-type="float" office:value="6990">
                <text:p>6990</text:p>
              </table:table-cell>
              <table:table-cell office:value-type="float" office:value="34202">
                <text:p>342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4168">
                <text:p>34168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34056">
                <text:p>34056</text:p>
              </table:table-cell>
            </table:table-row>
            <table:table-row>
              <table:table-cell office:value-type="float" office:value="7020">
                <text:p>7020</text:p>
              </table:table-cell>
              <table:table-cell office:value-type="float" office:value="34285">
                <text:p>34285</text:p>
              </table:table-cell>
            </table:table-row>
            <table:table-row>
              <table:table-cell office:value-type="float" office:value="7030">
                <text:p>7030</text:p>
              </table:table-cell>
              <table:table-cell office:value-type="float" office:value="24552">
                <text:p>24552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33603">
                <text:p>33603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3847">
                <text:p>33847</text:p>
              </table:table-cell>
            </table:table-row>
            <table:table-row>
              <table:table-cell office:value-type="float" office:value="7060">
                <text:p>7060</text:p>
              </table:table-cell>
              <table:table-cell office:value-type="float" office:value="33829">
                <text:p>33829</text:p>
              </table:table-cell>
            </table:table-row>
            <table:table-row>
              <table:table-cell office:value-type="float" office:value="7070">
                <text:p>7070</text:p>
              </table:table-cell>
              <table:table-cell office:value-type="float" office:value="100794">
                <text:p>100794</text:p>
              </table:table-cell>
            </table:table-row>
            <table:table-row>
              <table:table-cell office:value-type="float" office:value="7080">
                <text:p>7080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7090">
                <text:p>7090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5143">
                <text:p>35143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45480">
                <text:p>45480</text:p>
              </table:table-cell>
            </table:table-row>
            <table:table-row>
              <table:table-cell office:value-type="float" office:value="7120">
                <text:p>7120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7130">
                <text:p>7130</text:p>
              </table:table-cell>
              <table:table-cell office:value-type="float" office:value="86284">
                <text:p>86284</text:p>
              </table:table-cell>
            </table:table-row>
            <table:table-row>
              <table:table-cell office:value-type="float" office:value="7140">
                <text:p>7140</text:p>
              </table:table-cell>
              <table:table-cell office:value-type="float" office:value="34998">
                <text:p>34998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4703">
                <text:p>34703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35127">
                <text:p>35127</text:p>
              </table:table-cell>
            </table:table-row>
            <table:table-row>
              <table:table-cell office:value-type="float" office:value="7170">
                <text:p>7170</text:p>
              </table:table-cell>
              <table:table-cell office:value-type="float" office:value="34820">
                <text:p>34820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34761">
                <text:p>34761</text:p>
              </table:table-cell>
            </table:table-row>
            <table:table-row>
              <table:table-cell office:value-type="float" office:value="7190">
                <text:p>7190</text:p>
              </table:table-cell>
              <table:table-cell office:value-type="float" office:value="35262">
                <text:p>3526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5073">
                <text:p>35073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34878">
                <text:p>34878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35143">
                <text:p>35143</text:p>
              </table:table-cell>
            </table:table-row>
            <table:table-row>
              <table:table-cell office:value-type="float" office:value="7230">
                <text:p>7230</text:p>
              </table:table-cell>
              <table:table-cell office:value-type="float" office:value="41391">
                <text:p>41391</text:p>
              </table:table-cell>
            </table:table-row>
            <table:table-row>
              <table:table-cell office:value-type="float" office:value="7240">
                <text:p>7240</text:p>
              </table:table-cell>
              <table:table-cell office:value-type="float" office:value="84384">
                <text:p>8438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9247">
                <text:p>39247</text:p>
              </table:table-cell>
            </table:table-row>
            <table:table-row>
              <table:table-cell office:value-type="float" office:value="7260">
                <text:p>7260</text:p>
              </table:table-cell>
              <table:table-cell office:value-type="float" office:value="85310">
                <text:p>85310</text:p>
              </table:table-cell>
            </table:table-row>
            <table:table-row>
              <table:table-cell office:value-type="float" office:value="7270">
                <text:p>7270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36024">
                <text:p>36024</text:p>
              </table:table-cell>
            </table:table-row>
            <table:table-row>
              <table:table-cell office:value-type="float" office:value="7290">
                <text:p>7290</text:p>
              </table:table-cell>
              <table:table-cell office:value-type="float" office:value="96132">
                <text:p>9613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36703">
                <text:p>36703</text:p>
              </table:table-cell>
            </table:table-row>
            <table:table-row>
              <table:table-cell office:value-type="float" office:value="7320">
                <text:p>7320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float" office:value="7330">
                <text:p>7330</text:p>
              </table:table-cell>
              <table:table-cell office:value-type="float" office:value="40386">
                <text:p>40386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35479">
                <text:p>35479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5846">
                <text:p>35846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41180">
                <text:p>41180</text:p>
              </table:table-cell>
            </table:table-row>
            <table:table-row>
              <table:table-cell office:value-type="float" office:value="7370">
                <text:p>7370</text:p>
              </table:table-cell>
              <table:table-cell office:value-type="float" office:value="35634">
                <text:p>35634</text:p>
              </table:table-cell>
            </table:table-row>
            <table:table-row>
              <table:table-cell office:value-type="float" office:value="7380">
                <text:p>7380</text:p>
              </table:table-cell>
              <table:table-cell office:value-type="float" office:value="37101">
                <text:p>37101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40050">
                <text:p>4005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9185">
                <text:p>39185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35893">
                <text:p>35893</text:p>
              </table:table-cell>
            </table:table-row>
            <table:table-row>
              <table:table-cell office:value-type="float" office:value="7420">
                <text:p>7420</text:p>
              </table:table-cell>
              <table:table-cell office:value-type="float" office:value="35836">
                <text:p>35836</text:p>
              </table:table-cell>
            </table:table-row>
            <table:table-row>
              <table:table-cell office:value-type="float" office:value="7430">
                <text:p>7430</text:p>
              </table:table-cell>
              <table:table-cell office:value-type="float" office:value="35976">
                <text:p>35976</text:p>
              </table:table-cell>
            </table:table-row>
            <table:table-row>
              <table:table-cell office:value-type="float" office:value="7440">
                <text:p>7440</text:p>
              </table:table-cell>
              <table:table-cell office:value-type="float" office:value="90029">
                <text:p>90029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35616">
                <text:p>35616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35712">
                <text:p>35712</text:p>
              </table:table-cell>
            </table:table-row>
            <table:table-row>
              <table:table-cell office:value-type="float" office:value="7470">
                <text:p>7470</text:p>
              </table:table-cell>
              <table:table-cell office:value-type="float" office:value="35679">
                <text:p>35679</text:p>
              </table:table-cell>
            </table:table-row>
            <table:table-row>
              <table:table-cell office:value-type="float" office:value="7480">
                <text:p>7480</text:p>
              </table:table-cell>
              <table:table-cell office:value-type="float" office:value="37209">
                <text:p>37209</text:p>
              </table:table-cell>
            </table:table-row>
            <table:table-row>
              <table:table-cell office:value-type="float" office:value="7490">
                <text:p>7490</text:p>
              </table:table-cell>
              <table:table-cell office:value-type="float" office:value="36308">
                <text:p>3630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6632">
                <text:p>36632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37089">
                <text:p>37089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36538">
                <text:p>36538</text:p>
              </table:table-cell>
            </table:table-row>
            <table:table-row>
              <table:table-cell office:value-type="float" office:value="7530">
                <text:p>7530</text:p>
              </table:table-cell>
              <table:table-cell office:value-type="float" office:value="36357">
                <text:p>36357</text:p>
              </table:table-cell>
            </table:table-row>
            <table:table-row>
              <table:table-cell office:value-type="float" office:value="7540">
                <text:p>7540</text:p>
              </table:table-cell>
              <table:table-cell office:value-type="float" office:value="36356">
                <text:p>36356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6791">
                <text:p>36791</text:p>
              </table:table-cell>
            </table:table-row>
            <table:table-row>
              <table:table-cell office:value-type="float" office:value="7560">
                <text:p>7560</text:p>
              </table:table-cell>
              <table:table-cell office:value-type="float" office:value="36254">
                <text:p>36254</text:p>
              </table:table-cell>
            </table:table-row>
            <table:table-row>
              <table:table-cell office:value-type="float" office:value="7570">
                <text:p>7570</text:p>
              </table:table-cell>
              <table:table-cell office:value-type="float" office:value="36606">
                <text:p>36606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7590">
                <text:p>7590</text:p>
              </table:table-cell>
              <table:table-cell office:value-type="float" office:value="36512">
                <text:p>3651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6933">
                <text:p>36933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36841">
                <text:p>36841</text:p>
              </table:table-cell>
            </table:table-row>
            <table:table-row>
              <table:table-cell office:value-type="float" office:value="7620">
                <text:p>7620</text:p>
              </table:table-cell>
              <table:table-cell office:value-type="float" office:value="36762">
                <text:p>36762</text:p>
              </table:table-cell>
            </table:table-row>
            <table:table-row>
              <table:table-cell office:value-type="float" office:value="7630">
                <text:p>7630</text:p>
              </table:table-cell>
              <table:table-cell office:value-type="float" office:value="36677">
                <text:p>36677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36874">
                <text:p>36874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6756">
                <text:p>36756</text:p>
              </table:table-cell>
            </table:table-row>
            <table:table-row>
              <table:table-cell office:value-type="float" office:value="7660">
                <text:p>7660</text:p>
              </table:table-cell>
              <table:table-cell office:value-type="float" office:value="36842">
                <text:p>36842</text:p>
              </table:table-cell>
            </table:table-row>
            <table:table-row>
              <table:table-cell office:value-type="float" office:value="7670">
                <text:p>7670</text:p>
              </table:table-cell>
              <table:table-cell office:value-type="float" office:value="36838">
                <text:p>36838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8917">
                <text:p>48917</text:p>
              </table:table-cell>
            </table:table-row>
            <table:table-row>
              <table:table-cell office:value-type="float" office:value="7690">
                <text:p>7690</text:p>
              </table:table-cell>
              <table:table-cell office:value-type="float" office:value="37282">
                <text:p>3728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37150">
                <text:p>37150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37026">
                <text:p>37026</text:p>
              </table:table-cell>
            </table:table-row>
            <table:table-row>
              <table:table-cell office:value-type="float" office:value="7720">
                <text:p>7720</text:p>
              </table:table-cell>
              <table:table-cell office:value-type="float" office:value="37244">
                <text:p>37244</text:p>
              </table:table-cell>
            </table:table-row>
            <table:table-row>
              <table:table-cell office:value-type="float" office:value="7730">
                <text:p>7730</text:p>
              </table:table-cell>
              <table:table-cell office:value-type="float" office:value="41936">
                <text:p>41936</text:p>
              </table:table-cell>
            </table:table-row>
            <table:table-row>
              <table:table-cell office:value-type="float" office:value="7740">
                <text:p>7740</text:p>
              </table:table-cell>
              <table:table-cell office:value-type="float" office:value="37474">
                <text:p>37474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7307">
                <text:p>37307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37512">
                <text:p>37512</text:p>
              </table:table-cell>
            </table:table-row>
            <table:table-row>
              <table:table-cell office:value-type="float" office:value="7770">
                <text:p>7770</text:p>
              </table:table-cell>
              <table:table-cell office:value-type="float" office:value="37527">
                <text:p>37527</text:p>
              </table:table-cell>
            </table:table-row>
            <table:table-row>
              <table:table-cell office:value-type="float" office:value="7780">
                <text:p>7780</text:p>
              </table:table-cell>
              <table:table-cell office:value-type="float" office:value="33559">
                <text:p>33559</text:p>
              </table:table-cell>
            </table:table-row>
            <table:table-row>
              <table:table-cell office:value-type="float" office:value="7790">
                <text:p>7790</text:p>
              </table:table-cell>
              <table:table-cell office:value-type="float" office:value="37674">
                <text:p>3767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6085">
                <text:p>46085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35292">
                <text:p>35292</text:p>
              </table:table-cell>
            </table:table-row>
            <table:table-row>
              <table:table-cell office:value-type="float" office:value="7830">
                <text:p>7830</text:p>
              </table:table-cell>
              <table:table-cell office:value-type="float" office:value="100921">
                <text:p>100921</text:p>
              </table:table-cell>
            </table:table-row>
            <table:table-row>
              <table:table-cell office:value-type="float" office:value="7840">
                <text:p>7840</text:p>
              </table:table-cell>
              <table:table-cell office:value-type="float" office:value="41669">
                <text:p>41669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7764">
                <text:p>37764</text:p>
              </table:table-cell>
            </table:table-row>
            <table:table-row>
              <table:table-cell office:value-type="float" office:value="7860">
                <text:p>7860</text:p>
              </table:table-cell>
              <table:table-cell office:value-type="float" office:value="37960">
                <text:p>37960</text:p>
              </table:table-cell>
            </table:table-row>
            <table:table-row>
              <table:table-cell office:value-type="float" office:value="7870">
                <text:p>7870</text:p>
              </table:table-cell>
              <table:table-cell office:value-type="float" office:value="38378">
                <text:p>38378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44137">
                <text:p>44137</text:p>
              </table:table-cell>
            </table:table-row>
            <table:table-row>
              <table:table-cell office:value-type="float" office:value="7890">
                <text:p>789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7771">
                <text:p>37771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37972">
                <text:p>37972</text:p>
              </table:table-cell>
            </table:table-row>
            <table:table-row>
              <table:table-cell office:value-type="float" office:value="7920">
                <text:p>7920</text:p>
              </table:table-cell>
              <table:table-cell office:value-type="float" office:value="38185">
                <text:p>38185</text:p>
              </table:table-cell>
            </table:table-row>
            <table:table-row>
              <table:table-cell office:value-type="float" office:value="7930">
                <text:p>7930</text:p>
              </table:table-cell>
              <table:table-cell office:value-type="float" office:value="65948">
                <text:p>65948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48752">
                <text:p>48752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8309">
                <text:p>38309</text:p>
              </table:table-cell>
            </table:table-row>
            <table:table-row>
              <table:table-cell office:value-type="float" office:value="7960">
                <text:p>7960</text:p>
              </table:table-cell>
              <table:table-cell office:value-type="float" office:value="38337">
                <text:p>38337</text:p>
              </table:table-cell>
            </table:table-row>
            <table:table-row>
              <table:table-cell office:value-type="float" office:value="7970">
                <text:p>7970</text:p>
              </table:table-cell>
              <table:table-cell office:value-type="float" office:value="38334">
                <text:p>38334</text:p>
              </table:table-cell>
            </table:table-row>
            <table:table-row>
              <table:table-cell office:value-type="float" office:value="7980">
                <text:p>7980</text:p>
              </table:table-cell>
              <table:table-cell office:value-type="float" office:value="38362">
                <text:p>38362</text:p>
              </table:table-cell>
            </table:table-row>
            <table:table-row>
              <table:table-cell office:value-type="float" office:value="7990">
                <text:p>7990</text:p>
              </table:table-cell>
              <table:table-cell office:value-type="float" office:value="38615">
                <text:p>386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8607">
                <text:p>38607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38898">
                <text:p>38898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38589">
                <text:p>38589</text:p>
              </table:table-cell>
            </table:table-row>
            <table:table-row>
              <table:table-cell office:value-type="float" office:value="8030">
                <text:p>8030</text:p>
              </table:table-cell>
              <table:table-cell office:value-type="float" office:value="64762">
                <text:p>64762</text:p>
              </table:table-cell>
            </table:table-row>
            <table:table-row>
              <table:table-cell office:value-type="float" office:value="8040">
                <text:p>8040</text:p>
              </table:table-cell>
              <table:table-cell office:value-type="float" office:value="41670">
                <text:p>41670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46045">
                <text:p>46045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38380">
                <text:p>38380</text:p>
              </table:table-cell>
            </table:table-row>
            <table:table-row>
              <table:table-cell office:value-type="float" office:value="8070">
                <text:p>8070</text:p>
              </table:table-cell>
              <table:table-cell office:value-type="float" office:value="38665">
                <text:p>38665</text:p>
              </table:table-cell>
            </table:table-row>
            <table:table-row>
              <table:table-cell office:value-type="float" office:value="8080">
                <text:p>8080</text:p>
              </table:table-cell>
              <table:table-cell office:value-type="float" office:value="39464">
                <text:p>39464</text:p>
              </table:table-cell>
            </table:table-row>
            <table:table-row>
              <table:table-cell office:value-type="float" office:value="8090">
                <text:p>8090</text:p>
              </table:table-cell>
              <table:table-cell office:value-type="float" office:value="38907">
                <text:p>3890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8835">
                <text:p>38835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39985">
                <text:p>39985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39259">
                <text:p>39259</text:p>
              </table:table-cell>
            </table:table-row>
            <table:table-row>
              <table:table-cell office:value-type="float" office:value="8130">
                <text:p>8130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float" office:value="8140">
                <text:p>8140</text:p>
              </table:table-cell>
              <table:table-cell office:value-type="float" office:value="38821">
                <text:p>38821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9154">
                <text:p>39154</text:p>
              </table:table-cell>
            </table:table-row>
            <table:table-row>
              <table:table-cell office:value-type="float" office:value="8160">
                <text:p>8160</text:p>
              </table:table-cell>
              <table:table-cell office:value-type="float" office:value="44745">
                <text:p>44745</text:p>
              </table:table-cell>
            </table:table-row>
            <table:table-row>
              <table:table-cell office:value-type="float" office:value="8170">
                <text:p>8170</text:p>
              </table:table-cell>
              <table:table-cell office:value-type="float" office:value="38968">
                <text:p>38968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42301">
                <text:p>42301</text:p>
              </table:table-cell>
            </table:table-row>
            <table:table-row>
              <table:table-cell office:value-type="float" office:value="8190">
                <text:p>8190</text:p>
              </table:table-cell>
              <table:table-cell office:value-type="float" office:value="39884">
                <text:p>3988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6997">
                <text:p>66997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43543">
                <text:p>43543</text:p>
              </table:table-cell>
            </table:table-row>
            <table:table-row>
              <table:table-cell office:value-type="float" office:value="8220">
                <text:p>8220</text:p>
              </table:table-cell>
              <table:table-cell office:value-type="float" office:value="39340">
                <text:p>39340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39331">
                <text:p>39331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40133">
                <text:p>40133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41846">
                <text:p>41846</text:p>
              </table:table-cell>
            </table:table-row>
            <table:table-row>
              <table:table-cell office:value-type="float" office:value="8260">
                <text:p>8260</text:p>
              </table:table-cell>
              <table:table-cell office:value-type="float" office:value="40772">
                <text:p>40772</text:p>
              </table:table-cell>
            </table:table-row>
            <table:table-row>
              <table:table-cell office:value-type="float" office:value="8270">
                <text:p>8270</text:p>
              </table:table-cell>
              <table:table-cell office:value-type="float" office:value="39586">
                <text:p>39586</text:p>
              </table:table-cell>
            </table:table-row>
            <table:table-row>
              <table:table-cell office:value-type="float" office:value="8280">
                <text:p>8280</text:p>
              </table:table-cell>
              <table:table-cell office:value-type="float" office:value="39706">
                <text:p>39706</text:p>
              </table:table-cell>
            </table:table-row>
            <table:table-row>
              <table:table-cell office:value-type="float" office:value="8290">
                <text:p>8290</text:p>
              </table:table-cell>
              <table:table-cell office:value-type="float" office:value="39563">
                <text:p>39563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9735">
                <text:p>39735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39833">
                <text:p>39833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56343">
                <text:p>56343</text:p>
              </table:table-cell>
            </table:table-row>
            <table:table-row>
              <table:table-cell office:value-type="float" office:value="8330">
                <text:p>8330</text:p>
              </table:table-cell>
              <table:table-cell office:value-type="float" office:value="40006">
                <text:p>40006</text:p>
              </table:table-cell>
            </table:table-row>
            <table:table-row>
              <table:table-cell office:value-type="float" office:value="8340">
                <text:p>8340</text:p>
              </table:table-cell>
              <table:table-cell office:value-type="float" office:value="39938">
                <text:p>39938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40657">
                <text:p>40657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39813">
                <text:p>39813</text:p>
              </table:table-cell>
            </table:table-row>
            <table:table-row>
              <table:table-cell office:value-type="float" office:value="8370">
                <text:p>8370</text:p>
              </table:table-cell>
              <table:table-cell office:value-type="float" office:value="95804">
                <text:p>95804</text:p>
              </table:table-cell>
            </table:table-row>
            <table:table-row>
              <table:table-cell office:value-type="float" office:value="8380">
                <text:p>8380</text:p>
              </table:table-cell>
              <table:table-cell office:value-type="float" office:value="40467">
                <text:p>40467</text:p>
              </table:table-cell>
            </table:table-row>
            <table:table-row>
              <table:table-cell office:value-type="float" office:value="8390">
                <text:p>8390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1860">
                <text:p>51860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41753">
                <text:p>41753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41583">
                <text:p>41583</text:p>
              </table:table-cell>
            </table:table-row>
            <table:table-row>
              <table:table-cell office:value-type="float" office:value="8430">
                <text:p>8430</text:p>
              </table:table-cell>
              <table:table-cell office:value-type="float" office:value="40272">
                <text:p>40272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41742">
                <text:p>41742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40496">
                <text:p>40496</text:p>
              </table:table-cell>
            </table:table-row>
            <table:table-row>
              <table:table-cell office:value-type="float" office:value="8460">
                <text:p>8460</text:p>
              </table:table-cell>
              <table:table-cell office:value-type="float" office:value="42321">
                <text:p>42321</text:p>
              </table:table-cell>
            </table:table-row>
            <table:table-row>
              <table:table-cell office:value-type="float" office:value="8470">
                <text:p>8470</text:p>
              </table:table-cell>
              <table:table-cell office:value-type="float" office:value="40940">
                <text:p>40940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40396">
                <text:p>40396</text:p>
              </table:table-cell>
            </table:table-row>
            <table:table-row>
              <table:table-cell office:value-type="float" office:value="8490">
                <text:p>8490</text:p>
              </table:table-cell>
              <table:table-cell office:value-type="float" office:value="45797">
                <text:p>4579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0440">
                <text:p>40440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40578">
                <text:p>40578</text:p>
              </table:table-cell>
            </table:table-row>
            <table:table-row>
              <table:table-cell office:value-type="float" office:value="8520">
                <text:p>8520</text:p>
              </table:table-cell>
              <table:table-cell office:value-type="float" office:value="40596">
                <text:p>40596</text:p>
              </table:table-cell>
            </table:table-row>
            <table:table-row>
              <table:table-cell office:value-type="float" office:value="8530">
                <text:p>8530</text:p>
              </table:table-cell>
              <table:table-cell office:value-type="float" office:value="40785">
                <text:p>40785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40621">
                <text:p>40621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40723">
                <text:p>40723</text:p>
              </table:table-cell>
            </table:table-row>
            <table:table-row>
              <table:table-cell office:value-type="float" office:value="8560">
                <text:p>8560</text:p>
              </table:table-cell>
              <table:table-cell office:value-type="float" office:value="42004">
                <text:p>42004</text:p>
              </table:table-cell>
            </table:table-row>
            <table:table-row>
              <table:table-cell office:value-type="float" office:value="8570">
                <text:p>8570</text:p>
              </table:table-cell>
              <table:table-cell office:value-type="float" office:value="40708">
                <text:p>40708</text:p>
              </table:table-cell>
            </table:table-row>
            <table:table-row>
              <table:table-cell office:value-type="float" office:value="8580">
                <text:p>8580</text:p>
              </table:table-cell>
              <table:table-cell office:value-type="float" office:value="40975">
                <text:p>40975</text:p>
              </table:table-cell>
            </table:table-row>
            <table:table-row>
              <table:table-cell office:value-type="float" office:value="8590">
                <text:p>8590</text:p>
              </table:table-cell>
              <table:table-cell office:value-type="float" office:value="40178">
                <text:p>4017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40432">
                <text:p>40432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91496">
                <text:p>91496</text:p>
              </table:table-cell>
            </table:table-row>
            <table:table-row>
              <table:table-cell office:value-type="float" office:value="8620">
                <text:p>8620</text:p>
              </table:table-cell>
              <table:table-cell office:value-type="float" office:value="40344">
                <text:p>40344</text:p>
              </table:table-cell>
            </table:table-row>
            <table:table-row>
              <table:table-cell office:value-type="float" office:value="8630">
                <text:p>8630</text:p>
              </table:table-cell>
              <table:table-cell office:value-type="float" office:value="40643">
                <text:p>40643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40981">
                <text:p>40981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82206">
                <text:p>82206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43061">
                <text:p>43061</text:p>
              </table:table-cell>
            </table:table-row>
            <table:table-row>
              <table:table-cell office:value-type="float" office:value="8670">
                <text:p>8670</text:p>
              </table:table-cell>
              <table:table-cell office:value-type="float" office:value="42124">
                <text:p>42124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43870">
                <text:p>43870</text:p>
              </table:table-cell>
            </table:table-row>
            <table:table-row>
              <table:table-cell office:value-type="float" office:value="8690">
                <text:p>8690</text:p>
              </table:table-cell>
              <table:table-cell office:value-type="float" office:value="42167">
                <text:p>4216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41103">
                <text:p>41103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41220">
                <text:p>41220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42563">
                <text:p>42563</text:p>
              </table:table-cell>
            </table:table-row>
            <table:table-row>
              <table:table-cell office:value-type="float" office:value="8730">
                <text:p>8730</text:p>
              </table:table-cell>
              <table:table-cell office:value-type="float" office:value="41785">
                <text:p>41785</text:p>
              </table:table-cell>
            </table:table-row>
            <table:table-row>
              <table:table-cell office:value-type="float" office:value="8740">
                <text:p>8740</text:p>
              </table:table-cell>
              <table:table-cell office:value-type="float" office:value="51702">
                <text:p>51702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42856">
                <text:p>42856</text:p>
              </table:table-cell>
            </table:table-row>
            <table:table-row>
              <table:table-cell office:value-type="float" office:value="8760">
                <text:p>8760</text:p>
              </table:table-cell>
              <table:table-cell office:value-type="float" office:value="95151">
                <text:p>95151</text:p>
              </table:table-cell>
            </table:table-row>
            <table:table-row>
              <table:table-cell office:value-type="float" office:value="8770">
                <text:p>8770</text:p>
              </table:table-cell>
              <table:table-cell office:value-type="float" office:value="41651">
                <text:p>41651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41749">
                <text:p>41749</text:p>
              </table:table-cell>
            </table:table-row>
            <table:table-row>
              <table:table-cell office:value-type="float" office:value="8790">
                <text:p>8790</text:p>
              </table:table-cell>
              <table:table-cell office:value-type="float" office:value="44282">
                <text:p>4428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42327">
                <text:p>42327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42041">
                <text:p>42041</text:p>
              </table:table-cell>
            </table:table-row>
            <table:table-row>
              <table:table-cell office:value-type="float" office:value="8820">
                <text:p>8820</text:p>
              </table:table-cell>
              <table:table-cell office:value-type="float" office:value="41928">
                <text:p>41928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42479">
                <text:p>42479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52738">
                <text:p>52738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97390">
                <text:p>97390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42152">
                <text:p>42152</text:p>
              </table:table-cell>
            </table:table-row>
            <table:table-row>
              <table:table-cell office:value-type="float" office:value="8870">
                <text:p>8870</text:p>
              </table:table-cell>
              <table:table-cell office:value-type="float" office:value="42088">
                <text:p>42088</text:p>
              </table:table-cell>
            </table:table-row>
            <table:table-row>
              <table:table-cell office:value-type="float" office:value="8880">
                <text:p>8880</text:p>
              </table:table-cell>
              <table:table-cell office:value-type="float" office:value="42396">
                <text:p>42396</text:p>
              </table:table-cell>
            </table:table-row>
            <table:table-row>
              <table:table-cell office:value-type="float" office:value="8890">
                <text:p>8890</text:p>
              </table:table-cell>
              <table:table-cell office:value-type="float" office:value="42642">
                <text:p>4264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47429">
                <text:p>47429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41891">
                <text:p>41891</text:p>
              </table:table-cell>
            </table:table-row>
            <table:table-row>
              <table:table-cell office:value-type="float" office:value="8920">
                <text:p>8920</text:p>
              </table:table-cell>
              <table:table-cell office:value-type="float" office:value="42748">
                <text:p>42748</text:p>
              </table:table-cell>
            </table:table-row>
            <table:table-row>
              <table:table-cell office:value-type="float" office:value="8930">
                <text:p>8930</text:p>
              </table:table-cell>
              <table:table-cell office:value-type="float" office:value="42531">
                <text:p>42531</text:p>
              </table:table-cell>
            </table:table-row>
            <table:table-row>
              <table:table-cell office:value-type="float" office:value="8940">
                <text:p>8940</text:p>
              </table:table-cell>
              <table:table-cell office:value-type="float" office:value="42453">
                <text:p>42453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48678">
                <text:p>48678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42494">
                <text:p>42494</text:p>
              </table:table-cell>
            </table:table-row>
            <table:table-row>
              <table:table-cell office:value-type="float" office:value="8970">
                <text:p>8970</text:p>
              </table:table-cell>
              <table:table-cell office:value-type="float" office:value="43887">
                <text:p>43887</text:p>
              </table:table-cell>
            </table:table-row>
            <table:table-row>
              <table:table-cell office:value-type="float" office:value="8980">
                <text:p>8980</text:p>
              </table:table-cell>
              <table:table-cell office:value-type="float" office:value="40680">
                <text:p>40680</text:p>
              </table:table-cell>
            </table:table-row>
            <table:table-row>
              <table:table-cell office:value-type="float" office:value="8990">
                <text:p>8990</text:p>
              </table:table-cell>
              <table:table-cell office:value-type="float" office:value="44339">
                <text:p>443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2954">
                <text:p>42954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42718">
                <text:p>42718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43905">
                <text:p>43905</text:p>
              </table:table-cell>
            </table:table-row>
            <table:table-row>
              <table:table-cell office:value-type="float" office:value="9030">
                <text:p>9030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9040">
                <text:p>9040</text:p>
              </table:table-cell>
              <table:table-cell office:value-type="float" office:value="43766">
                <text:p>43766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42735">
                <text:p>42735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42875">
                <text:p>42875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43238">
                <text:p>43238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48874">
                <text:p>48874</text:p>
              </table:table-cell>
            </table:table-row>
            <table:table-row>
              <table:table-cell office:value-type="float" office:value="9090">
                <text:p>9090</text:p>
              </table:table-cell>
              <table:table-cell office:value-type="float" office:value="45670">
                <text:p>4567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3154">
                <text:p>43154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43707">
                <text:p>43707</text:p>
              </table:table-cell>
            </table:table-row>
            <table:table-row>
              <table:table-cell office:value-type="float" office:value="9120">
                <text:p>9120</text:p>
              </table:table-cell>
              <table:table-cell office:value-type="float" office:value="43960">
                <text:p>43960</text:p>
              </table:table-cell>
            </table:table-row>
            <table:table-row>
              <table:table-cell office:value-type="float" office:value="9130">
                <text:p>9130</text:p>
              </table:table-cell>
              <table:table-cell office:value-type="float" office:value="43022">
                <text:p>43022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43145">
                <text:p>43145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44061">
                <text:p>44061</text:p>
              </table:table-cell>
            </table:table-row>
            <table:table-row>
              <table:table-cell office:value-type="float" office:value="9160">
                <text:p>9160</text:p>
              </table:table-cell>
              <table:table-cell office:value-type="float" office:value="43147">
                <text:p>43147</text:p>
              </table:table-cell>
            </table:table-row>
            <table:table-row>
              <table:table-cell office:value-type="float" office:value="9170">
                <text:p>9170</text:p>
              </table:table-cell>
              <table:table-cell office:value-type="float" office:value="51859">
                <text:p>51859</text:p>
              </table:table-cell>
            </table:table-row>
            <table:table-row>
              <table:table-cell office:value-type="float" office:value="9180">
                <text:p>9180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float" office:value="9190">
                <text:p>9190</text:p>
              </table:table-cell>
              <table:table-cell office:value-type="float" office:value="226213">
                <text:p>22621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5058">
                <text:p>45058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104162">
                <text:p>104162</text:p>
              </table:table-cell>
            </table:table-row>
            <table:table-row>
              <table:table-cell office:value-type="float" office:value="9220">
                <text:p>9220</text:p>
              </table:table-cell>
              <table:table-cell office:value-type="float" office:value="43494">
                <text:p>43494</text:p>
              </table:table-cell>
            </table:table-row>
            <table:table-row>
              <table:table-cell office:value-type="float" office:value="9230">
                <text:p>9230</text:p>
              </table:table-cell>
              <table:table-cell office:value-type="float" office:value="43618">
                <text:p>43618</text:p>
              </table:table-cell>
            </table:table-row>
            <table:table-row>
              <table:table-cell office:value-type="float" office:value="9240">
                <text:p>9240</text:p>
              </table:table-cell>
              <table:table-cell office:value-type="float" office:value="43731">
                <text:p>43731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43573">
                <text:p>43573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43617">
                <text:p>43617</text:p>
              </table:table-cell>
            </table:table-row>
            <table:table-row>
              <table:table-cell office:value-type="float" office:value="9270">
                <text:p>9270</text:p>
              </table:table-cell>
              <table:table-cell office:value-type="float" office:value="56753">
                <text:p>56753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44141">
                <text:p>44141</text:p>
              </table:table-cell>
            </table:table-row>
            <table:table-row>
              <table:table-cell office:value-type="float" office:value="9290">
                <text:p>9290</text:p>
              </table:table-cell>
              <table:table-cell office:value-type="float" office:value="43890">
                <text:p>4389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5353">
                <text:p>45353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53459">
                <text:p>53459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47645">
                <text:p>47645</text:p>
              </table:table-cell>
            </table:table-row>
            <table:table-row>
              <table:table-cell office:value-type="float" office:value="9330">
                <text:p>9330</text:p>
              </table:table-cell>
              <table:table-cell office:value-type="float" office:value="44028">
                <text:p>44028</text:p>
              </table:table-cell>
            </table:table-row>
            <table:table-row>
              <table:table-cell office:value-type="float" office:value="9340">
                <text:p>9340</text:p>
              </table:table-cell>
              <table:table-cell office:value-type="float" office:value="44150">
                <text:p>44150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44025">
                <text:p>44025</text:p>
              </table:table-cell>
            </table:table-row>
            <table:table-row>
              <table:table-cell office:value-type="float" office:value="9360">
                <text:p>9360</text:p>
              </table:table-cell>
              <table:table-cell office:value-type="float" office:value="45024">
                <text:p>45024</text:p>
              </table:table-cell>
            </table:table-row>
            <table:table-row>
              <table:table-cell office:value-type="float" office:value="9370">
                <text:p>9370</text:p>
              </table:table-cell>
              <table:table-cell office:value-type="float" office:value="44209">
                <text:p>44209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44178">
                <text:p>44178</text:p>
              </table:table-cell>
            </table:table-row>
            <table:table-row>
              <table:table-cell office:value-type="float" office:value="9390">
                <text:p>9390</text:p>
              </table:table-cell>
              <table:table-cell office:value-type="float" office:value="44354">
                <text:p>4435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1686">
                <text:p>41686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98698">
                <text:p>98698</text:p>
              </table:table-cell>
            </table:table-row>
            <table:table-row>
              <table:table-cell office:value-type="float" office:value="9420">
                <text:p>9420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float" office:value="9430">
                <text:p>9430</text:p>
              </table:table-cell>
              <table:table-cell office:value-type="float" office:value="45095">
                <text:p>45095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44449">
                <text:p>44449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44440">
                <text:p>44440</text:p>
              </table:table-cell>
            </table:table-row>
            <table:table-row>
              <table:table-cell office:value-type="float" office:value="9460">
                <text:p>9460</text:p>
              </table:table-cell>
              <table:table-cell office:value-type="float" office:value="44653">
                <text:p>44653</text:p>
              </table:table-cell>
            </table:table-row>
            <table:table-row>
              <table:table-cell office:value-type="float" office:value="9470">
                <text:p>9470</text:p>
              </table:table-cell>
              <table:table-cell office:value-type="float" office:value="45916">
                <text:p>45916</text:p>
              </table:table-cell>
            </table:table-row>
            <table:table-row>
              <table:table-cell office:value-type="float" office:value="9480">
                <text:p>9480</text:p>
              </table:table-cell>
              <table:table-cell office:value-type="float" office:value="44702">
                <text:p>44702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49145">
                <text:p>4914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44879">
                <text:p>44879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108035">
                <text:p>108035</text:p>
              </table:table-cell>
            </table:table-row>
            <table:table-row>
              <table:table-cell office:value-type="float" office:value="9520">
                <text:p>9520</text:p>
              </table:table-cell>
              <table:table-cell office:value-type="float" office:value="47658">
                <text:p>47658</text:p>
              </table:table-cell>
            </table:table-row>
            <table:table-row>
              <table:table-cell office:value-type="float" office:value="9530">
                <text:p>9530</text:p>
              </table:table-cell>
              <table:table-cell office:value-type="float" office:value="51053">
                <text:p>51053</text:p>
              </table:table-cell>
            </table:table-row>
            <table:table-row>
              <table:table-cell office:value-type="float" office:value="9540">
                <text:p>9540</text:p>
              </table:table-cell>
              <table:table-cell office:value-type="float" office:value="44882">
                <text:p>44882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54207">
                <text:p>54207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45539">
                <text:p>45539</text:p>
              </table:table-cell>
            </table:table-row>
            <table:table-row>
              <table:table-cell office:value-type="float" office:value="9570">
                <text:p>9570</text:p>
              </table:table-cell>
              <table:table-cell office:value-type="float" office:value="45505">
                <text:p>45505</text:p>
              </table:table-cell>
            </table:table-row>
            <table:table-row>
              <table:table-cell office:value-type="float" office:value="9580">
                <text:p>9580</text:p>
              </table:table-cell>
              <table:table-cell office:value-type="float" office:value="48383">
                <text:p>48383</text:p>
              </table:table-cell>
            </table:table-row>
            <table:table-row>
              <table:table-cell office:value-type="float" office:value="9590">
                <text:p>9590</text:p>
              </table:table-cell>
              <table:table-cell office:value-type="float" office:value="96285">
                <text:p>9628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9424">
                <text:p>99424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47882">
                <text:p>47882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45454">
                <text:p>45454</text:p>
              </table:table-cell>
            </table:table-row>
            <table:table-row>
              <table:table-cell office:value-type="float" office:value="9630">
                <text:p>9630</text:p>
              </table:table-cell>
              <table:table-cell office:value-type="float" office:value="46124">
                <text:p>46124</text:p>
              </table:table-cell>
            </table:table-row>
            <table:table-row>
              <table:table-cell office:value-type="float" office:value="9640">
                <text:p>9640</text:p>
              </table:table-cell>
              <table:table-cell office:value-type="float" office:value="48984">
                <text:p>48984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45419">
                <text:p>45419</text:p>
              </table:table-cell>
            </table:table-row>
            <table:table-row>
              <table:table-cell office:value-type="float" office:value="9660">
                <text:p>9660</text:p>
              </table:table-cell>
              <table:table-cell office:value-type="float" office:value="45644">
                <text:p>45644</text:p>
              </table:table-cell>
            </table:table-row>
            <table:table-row>
              <table:table-cell office:value-type="float" office:value="9670">
                <text:p>9670</text:p>
              </table:table-cell>
              <table:table-cell office:value-type="float" office:value="61713">
                <text:p>61713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45967">
                <text:p>45967</text:p>
              </table:table-cell>
            </table:table-row>
            <table:table-row>
              <table:table-cell office:value-type="float" office:value="9690">
                <text:p>9690</text:p>
              </table:table-cell>
              <table:table-cell office:value-type="float" office:value="49625">
                <text:p>4962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5638">
                <text:p>45638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47402">
                <text:p>47402</text:p>
              </table:table-cell>
            </table:table-row>
            <table:table-row>
              <table:table-cell office:value-type="float" office:value="9720">
                <text:p>9720</text:p>
              </table:table-cell>
              <table:table-cell office:value-type="float" office:value="49074">
                <text:p>49074</text:p>
              </table:table-cell>
            </table:table-row>
            <table:table-row>
              <table:table-cell office:value-type="float" office:value="9730">
                <text:p>9730</text:p>
              </table:table-cell>
              <table:table-cell office:value-type="float" office:value="45678">
                <text:p>45678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58439">
                <text:p>58439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50712">
                <text:p>50712</text:p>
              </table:table-cell>
            </table:table-row>
            <table:table-row>
              <table:table-cell office:value-type="float" office:value="9760">
                <text:p>9760</text:p>
              </table:table-cell>
              <table:table-cell office:value-type="float" office:value="46237">
                <text:p>46237</text:p>
              </table:table-cell>
            </table:table-row>
            <table:table-row>
              <table:table-cell office:value-type="float" office:value="9770">
                <text:p>9770</text:p>
              </table:table-cell>
              <table:table-cell office:value-type="float" office:value="45387">
                <text:p>45387</text:p>
              </table:table-cell>
            </table:table-row>
            <table:table-row>
              <table:table-cell office:value-type="float" office:value="9780">
                <text:p>9780</text:p>
              </table:table-cell>
              <table:table-cell office:value-type="float" office:value="45786">
                <text:p>45786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97470">
                <text:p>9747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6102">
                <text:p>46102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51625">
                <text:p>51625</text:p>
              </table:table-cell>
            </table:table-row>
            <table:table-row>
              <table:table-cell office:value-type="float" office:value="9820">
                <text:p>9820</text:p>
              </table:table-cell>
              <table:table-cell office:value-type="float" office:value="46601">
                <text:p>46601</text:p>
              </table:table-cell>
            </table:table-row>
            <table:table-row>
              <table:table-cell office:value-type="float" office:value="9830">
                <text:p>9830</text:p>
              </table:table-cell>
              <table:table-cell office:value-type="float" office:value="47278">
                <text:p>47278</text:p>
              </table:table-cell>
            </table:table-row>
            <table:table-row>
              <table:table-cell office:value-type="float" office:value="9840">
                <text:p>9840</text:p>
              </table:table-cell>
              <table:table-cell office:value-type="float" office:value="47414">
                <text:p>47414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46468">
                <text:p>46468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46392">
                <text:p>46392</text:p>
              </table:table-cell>
            </table:table-row>
            <table:table-row>
              <table:table-cell office:value-type="float" office:value="9870">
                <text:p>9870</text:p>
              </table:table-cell>
              <table:table-cell office:value-type="float" office:value="46771">
                <text:p>46771</text:p>
              </table:table-cell>
            </table:table-row>
            <table:table-row>
              <table:table-cell office:value-type="float" office:value="9880">
                <text:p>9880</text:p>
              </table:table-cell>
              <table:table-cell office:value-type="float" office:value="46864">
                <text:p>46864</text:p>
              </table:table-cell>
            </table:table-row>
            <table:table-row>
              <table:table-cell office:value-type="float" office:value="9890">
                <text:p>9890</text:p>
              </table:table-cell>
              <table:table-cell office:value-type="float" office:value="46527">
                <text:p>46527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50718">
                <text:p>50718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46666">
                <text:p>46666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46752">
                <text:p>46752</text:p>
              </table:table-cell>
            </table:table-row>
            <table:table-row>
              <table:table-cell office:value-type="float" office:value="9930">
                <text:p>9930</text:p>
              </table:table-cell>
              <table:table-cell office:value-type="float" office:value="46663">
                <text:p>46663</text:p>
              </table:table-cell>
            </table:table-row>
            <table:table-row>
              <table:table-cell office:value-type="float" office:value="9940">
                <text:p>9940</text:p>
              </table:table-cell>
              <table:table-cell office:value-type="float" office:value="55471">
                <text:p>55471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46820">
                <text:p>46820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46741">
                <text:p>46741</text:p>
              </table:table-cell>
            </table:table-row>
            <table:table-row>
              <table:table-cell office:value-type="float" office:value="9970">
                <text:p>9970</text:p>
              </table:table-cell>
              <table:table-cell office:value-type="float" office:value="96629">
                <text:p>96629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50213">
                <text:p>50213</text:p>
              </table:table-cell>
            </table:table-row>
            <table:table-row>
              <table:table-cell office:value-type="float" office:value="9990">
                <text:p>9990</text:p>
              </table:table-cell>
              <table:table-cell office:value-type="float" office:value="50380">
                <text:p>5038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172">
                <text:p>56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